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hart_2/meta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5.006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64" style:family="table-cell" style:parent-style-name="Default">
      <style:text-properties fo:color="#c9211e"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4]" style:apply-style-name="Bad" style:base-cell-address="'Weller WT-50 Calculations'.C7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1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24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ffff00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49" style:family="table-cell" style:parent-style-name="Default">
      <style:text-properties fo:color="#c9211e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onsolas"/>
    </style:style>
    <style:style style:name="ce15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3]" style:apply-style-name="Error" style:base-cell-address="'Curve Fit - NTC_MF58,10K, B3950'.B51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109" style:family="table-cell" style:parent-style-name="Default" style:data-style-name="N11"/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2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ller WT-50 Calculations" table:style-name="ta1">
        <table:shapes>
          <draw:frame draw:z-index="0" draw:style-name="gr1" draw:text-style-name="P1" svg:width="10.217cm" svg:height="6.384cm" svg:x="16.41cm" svg:y="1.95cm">
            <draw:object draw:notify-on-update-of-ranges="'Weller WT-50 Calculations'.A7:'Weller WT-50 Calculations'.A13 'Weller WT-50 Calculations'.C6:'Weller WT-50 Calculations'.C6 'Weller WT-50 Calculations'.C7:'Weller WT-50 Calculation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9:'Weller WT-50 Calculations'.A43 'Weller WT-50 Calculations'.B38:'Weller WT-50 Calculations'.B38 'Weller WT-50 Calculations'.B39:'Weller WT-50 Calculations'.B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9:'Weller WT-50 Calculations'.A43 'Weller WT-50 Calculations'.B39:'Weller WT-50 Calculations'.B43 'Weller WT-50 Calculations'.F39:'Weller WT-50 Calculations'.F43 'Weller WT-50 Calculations'.G39:'Weller WT-50 Calculations'.G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1" table:default-cell-style-name="ce39"/>
        <table:table-column table:style-name="co1" table:default-cell-style-name="ce37"/>
        <table:table-column table:style-name="co1" table:number-columns-repeated="2" table:default-cell-style-name="ce6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hermistor circuit parameters (using thermocouple amplifier)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covered-table-cell table:number-columns-repeated="2"/>
          <table:table-cell table:number-columns-repeated="1010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bias(eff)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i1</text:p>
          </table:table-cell>
          <table:table-cell table:style-name="ce35" office:value-type="string" calcext:value-type="string">
            <text:p>Rf1</text:p>
          </table:table-cell>
          <table:table-cell table:style-name="ce35" office:value-type="string" calcext:value-type="string">
            <text:p>Rpup</text:p>
          </table:table-cell>
          <table:table-cell table:style-name="ce35" office:value-type="string" calcext:value-type="string">
            <text:p>Av</text:p>
          </table:table-cell>
          <table:table-cell table:style-name="ce55" table:number-columns-repeated="1003"/>
          <table:table-cell table:number-columns-repeated="4"/>
        </table:table-row>
        <table:table-row table:style-name="ro1">
          <table:table-cell table:style-name="ce33" office:value-type="float" office:value="1000000000" calcext:value-type="float">
            <text:p>1000000000</text:p>
          </table:table-cell>
          <table:table-cell table:style-name="ce33" office:value-type="float" office:value="22000" calcext:value-type="float">
            <text:p>22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Vbias*Rop_amp)/(Rop_amp+Rbias_eff)" office:value-type="float" office:value="3.29992896434715" calcext:value-type="float">
            <text:p>3.30</text:p>
          </table:table-cell>
          <table:table-cell table:style-name="ce33" table:formula="of:=(Rpup*Rbias)/(Rpup+Rbias)" office:value-type="float" office:value="21526.4187866928" calcext:value-type="float">
            <text:p>21526</text:p>
          </table:table-cell>
          <table:table-cell table:style-name="ce33" table:formula="of:=(Rop_amp*Rbias_eff)/(Rop_amp+Rbias_eff)" office:value-type="float" office:value="21525.9554099618" calcext:value-type="float">
            <text:p>21526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33" office:value-type="float" office:value="47000" calcext:value-type="float">
            <text:p>47000</text:p>
          </table:table-cell>
          <table:table-cell table:style-name="ce33" office:value-type="float" office:value="1000000" calcext:value-type="float">
            <text:p>100000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table:number-columns-repeated="1003"/>
          <table:table-cell table:number-columns-repeated="4"/>
        </table:table-row>
        <table:table-row table:style-name="ro1"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34"/>
          <table:table-cell table:style-name="Default"/>
          <table:table-cell table:style-name="ce34"/>
          <table:table-cell table:style-name="Default" table:number-columns-repeated="3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(mV)</text:p>
          </table:table-cell>
          <table:table-cell table:style-name="ce35" office:value-type="string" calcext:value-type="string">
            <text:p>Vop-amp(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Vth*([.$A7]/([.$A7]+Rth))" office:value-type="float" office:value="1.532288167174" calcext:value-type="float">
            <text:p>1.5</text:p>
          </table:table-cell>
          <table:table-cell table:style-name="ce40" table:formula="of:=Av*Vth*([.$A7]/([.$A7]+Rth))" office:value-type="float" office:value="0.262021276586755" calcext:value-type="float">
            <text:p>0.26</text:p>
          </table:table-cell>
          <table:table-cell table:style-name="ce33" table:formula="of:=[.C7]/ADC_Step" office:value-type="float" office:value="5723.94212746318" calcext:value-type="float">
            <text:p>5724</text:p>
          </table:table-cell>
          <table:table-cell table:style-name="ce11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4"/>
          <table:table-cell table:number-columns-repeated="101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Vth*([.$A8]/([.$A8]+Rth))" office:value-type="float" office:value="3.36915664778452" calcext:value-type="float">
            <text:p>3.4</text:p>
          </table:table-cell>
          <table:table-cell table:style-name="ce40" table:formula="of:=Av*Vth*([.$A8]/([.$A8]+Rth))" office:value-type="float" office:value="0.576125786771153" calcext:value-type="float">
            <text:p>0.58</text:p>
          </table:table-cell>
          <table:table-cell table:style-name="ce33" table:formula="of:=[.C8]/ADC_Step" office:value-type="float" office:value="12585.6598539448" calcext:value-type="float">
            <text:p>1258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Vth*([.$A9]/([.$A9]+Rth))" office:value-type="float" office:value="5.02621821376182" calcext:value-type="float">
            <text:p>5.0</text:p>
          </table:table-cell>
          <table:table-cell table:style-name="ce40" table:formula="of:=Av*Vth*([.$A9]/([.$A9]+Rth))" office:value-type="float" office:value="0.859483314553272" calcext:value-type="float">
            <text:p>0.86</text:p>
          </table:table-cell>
          <table:table-cell table:style-name="ce33" table:formula="of:=[.C9]/ADC_Step" office:value-type="float" office:value="18775.6995008544" calcext:value-type="float">
            <text:p>1877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Vth*([.$A10]/([.$A10]+Rth))" office:value-type="float" office:value="8.56252450221178" calcext:value-type="float">
            <text:p>8.6</text:p>
          </table:table-cell>
          <table:table-cell table:style-name="ce40" table:formula="of:=Av*Vth*([.$A10]/([.$A10]+Rth))" office:value-type="float" office:value="1.46419168987821" calcext:value-type="float">
            <text:p>1.46</text:p>
          </table:table-cell>
          <table:table-cell table:style-name="ce33" table:formula="of:=[.C10]/ADC_Step" office:value-type="float" office:value="31985.7555292862" calcext:value-type="float">
            <text:p>31986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Vth*([.$A11]/([.$A11]+Rth))" office:value-type="float" office:value="9.93450167488183" calcext:value-type="float">
            <text:p>9.9</text:p>
          </table:table-cell>
          <table:table-cell table:style-name="ce40" table:formula="of:=Av*Vth*([.$A11]/([.$A11]+Rth))" office:value-type="float" office:value="1.69879978640479" calcext:value-type="float">
            <text:p>1.70</text:p>
          </table:table-cell>
          <table:table-cell table:style-name="ce33" table:formula="of:=[.C11]/ADC_Step" office:value-type="float" office:value="37110.8476006082" calcext:value-type="float">
            <text:p>37111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Vth*([.$A12]/([.$A12]+Rth))" office:value-type="float" office:value="10.6962170980288" calcext:value-type="float">
            <text:p>10.7</text:p>
          </table:table-cell>
          <table:table-cell table:style-name="ce40" table:formula="of:=Av*Vth*([.$A12]/([.$A12]+Rth))" office:value-type="float" office:value="1.82905312376292" calcext:value-type="float">
            <text:p>1.83</text:p>
          </table:table-cell>
          <table:table-cell table:style-name="ce33" table:formula="of:=[.C12]/ADC_Step" office:value-type="float" office:value="39956.2751729755" calcext:value-type="float">
            <text:p>3995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62" table:formula="of:=1000*Vth*([.$A13]/([.$A13]+Rth))" office:value-type="float" office:value="12.2185902978422" calcext:value-type="float">
            <text:p>12.2</text:p>
          </table:table-cell>
          <table:table-cell table:style-name="ce40" table:formula="of:=Av*Vth*([.$A13]/([.$A13]+Rth))" office:value-type="float" office:value="2.08937894093102" calcext:value-type="float">
            <text:p>2.09</text:p>
          </table:table-cell>
          <table:table-cell table:style-name="ce33" table:formula="of:=[.C13]/ADC_Step" office:value-type="float" office:value="45643.1794242852" calcext:value-type="float">
            <text:p>45643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67" office:value-type="float" office:value="2.5" calcext:value-type="float">
            <text:p>2.50</text:p>
          </table:table-cell>
          <table:table-cell table:style-name="ce33" table:formula="of:=[.C14]/ADC_Step" office:value-type="float" office:value="54613.3333333333" calcext:value-type="float">
            <text:p>54613</text:p>
          </table:table-cell>
          <table:table-cell table:style-name="ce119" office:value-type="string" calcext:value-type="string" table:number-columns-spanned="3" table:number-rows-spanned="2">
            <text:p>&lt;= ~Limit of linear operation of amplifier with diode clamp</text:p>
          </table:table-cell>
          <table:covered-table-cell table:style-name="ce124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4" office:value-type="string" calcext:value-type="string">
            <text:p>ADC Step (16 bit)</text:p>
          </table:table-cell>
          <table:table-cell table:style-name="ce77" table:formula="of:=3/(2^16)" office:value-type="float" office:value="0.0000457763671875" calcext:value-type="float">
            <text:p>4.6E-05</text:p>
          </table:table-cell>
          <table:table-cell table:style-name="ce70"/>
          <table:covered-table-cell table:number-columns-repeated="3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4"/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4"/>
          <table:table-cell table:style-name="ce123" table:number-columns-repeated="2"/>
          <table:table-cell table:style-name="ce133" table:number-columns-repeated="4"/>
          <table:table-cell table:number-columns-repeated="1007"/>
        </table:table-row>
        <table:table-row table:style-name="ro1">
          <table:table-cell table:style-name="ce24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style-name="ce24"/>
          <table:covered-table-cell table:number-columns-repeated="2" table:style-name="ce123"/>
          <table:covered-table-cell table:number-columns-repeated="2" table:style-name="ce133"/>
          <table:table-cell table:style-name="ce13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9]-[.$C$20])/([.$D$19]-[.$D$20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1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20]-[.D20]*[.C21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2]*[.L22]/([.K22]+[.L22])" office:value-type="float" office:value="2.53899165759884" calcext:value-type="float">
            <text:p>2.54</text:p>
          </table:table-cell>
          <table:table-cell table:number-columns-repeated="1004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2]+[.A26]*[.$C$21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43" office:value-type="string" calcext:value-type="string">
            <text:p>P (watts)</text:p>
          </table:table-cell>
          <table:table-cell/>
          <table:table-cell table:style-name="ce130"/>
          <table:table-cell table:number-columns-repeated="1006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2]+[.A27]*[.$C$21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34" table:formula="of:=SQRT(2)*[.G27]/[.F27]" office:value-type="float" office:value="3.17206780345367" calcext:value-type="float">
            <text:p>3.17</text:p>
          </table:table-cell>
          <table:table-cell table:style-name="ce43" table:formula="of:=[.G27]*[.G27]/[.F27]" office:value-type="float" office:value="53.8317757009346" calcext:value-type="float">
            <text:p>53.8</text:p>
          </table:table-cell>
          <table:table-cell/>
          <table:table-cell table:style-name="ce131"/>
          <table:table-cell table:number-columns-repeated="1006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2]+[.A28]*[.$C$21]" office:value-type="float" office:value="175.806451612903" calcext:value-type="float">
            <text:p>175.8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4"/>
        </table:table-row>
        <table:table-row table:style-name="ro1" table:number-rows-repeated="2">
          <table:table-cell table:style-name="ce63"/>
          <table:table-cell table:style-name="ce3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 [.$E$42]*[.A39]^0 + [.$E$43]*[.A39]^1 + [.$E$44]*[.A39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2]*[.F39]^0 + [.E$43]*[.F39]^1 + [.E$44]*[.F39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43" table:formula="of:= [.$E$42]*[.A40]^0 + [.$E$43]*[.A40]^1 + [.$E$44]*[.A40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2]*[.F40]^0 + [.E$43]*[.F40]^1 + [.E$44]*[.F40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43" table:formula="of:= [.$E$42]*[.A41]^0 + [.$E$43]*[.A41]^1 + [.$E$44]*[.A41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2]*[.F41]^0 + [.E$43]*[.F41]^1 + [.E$44]*[.F41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43" table:formula="of:= [.$E$42]*[.A42]^0 + [.$E$43]*[.A42]^1 + [.$E$44]*[.A42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2]*[.F42]^0 + [.E$43]*[.F42]^1 + [.E$44]*[.F42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43" table:formula="of:= [.$E$42]*[.A43]^0 + [.$E$43]*[.A43]^1 + [.$E$44]*[.A43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2]*[.F43]^0 + [.E$43]*[.F43]^1 + [.E$44]*[.F43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43" table:formula="of:=[.A46]*[.$E$39]+[.$E$40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Weller WT-50 Calculations'.C7:'Weller WT-50 Calculations'.C13">
            <calcext:condition calcext:apply-style-name="Bad" calcext:value="&gt;[.$C$14]" calcext:base-cell-address="'Weller WT-50 Calculations'.C7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number-columns-repeated="5" table:default-cell-style-name="Default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2" calcext:value-type="float">
            <text:p>22.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40" office:value-type="float" office:value="17" calcext:value-type="float">
            <text:p>17.0</text:p>
          </table:table-cell>
          <table:table-cell table:style-name="ce98" table:formula="of:=[.B5]*[.$C$4]" office:value-type="float" office:value="10.2" calcext:value-type="float">
            <text:p>10.2</text:p>
          </table:table-cell>
          <table:table-cell table:style-name="ce98" table:formula="of:=[.C5]*[.$C$4]" office:value-type="float" office:value="6.12" calcext:value-type="float">
            <text:p>6.1</text:p>
          </table:table-cell>
          <table:table-cell table:style-name="ce98" table:formula="of:=[.D5]*[.$C$4]" office:value-type="float" office:value="3.672" calcext:value-type="float">
            <text:p>3.7</text:p>
          </table:table-cell>
          <table:table-cell table:style-name="ce98" table:formula="of:=[.E5]*[.$C$4]" office:value-type="float" office:value="2.2032" calcext:value-type="float">
            <text:p>2.2</text:p>
          </table:table-cell>
          <table:table-cell table:style-name="ce43" table:formula="of:=[.F5]*[.$C$4]" office:value-type="float" office:value="1.32192" calcext:value-type="float">
            <text:p>1.3</text:p>
          </table:table-cell>
          <table:table-cell table:style-name="ce43" table:formula="of:=[.G5]*[.$C$4]" office:value-type="float" office:value="0.793152000000001" calcext:value-type="float">
            <text:p>0.8</text:p>
          </table:table-cell>
          <table:table-cell table:style-name="ce43" table:formula="of:=[.H5]*[.$C$4]" office:value-type="float" office:value="0.4758912" calcext:value-type="float">
            <text:p>0.5</text:p>
          </table:table-cell>
          <table:table-cell table:style-name="ce43" table:formula="of:=[.I5]*[.$C$4]" office:value-type="float" office:value="0.28553472" calcext:value-type="float">
            <text:p>0.3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43846153846154" calcext:value-type="float">
            <text:p>1.44</text:p>
          </table:table-cell>
          <table:table-cell table:style-name="ce23" table:formula="of:=[.$B$3]*[.C5]/([.$B$4]+[.C5])" office:value-type="float" office:value="1.04534161490683" calcext:value-type="float">
            <text:p>1.05</text:p>
          </table:table-cell>
          <table:table-cell table:style-name="ce23" table:formula="of:=[.$B$3]*[.D5]/([.$B$4]+[.D5])" office:value-type="float" office:value="0.718207681365576" calcext:value-type="float">
            <text:p>0.72</text:p>
          </table:table-cell>
          <table:table-cell table:style-name="ce23" table:formula="of:=[.$B$3]*[.E5]/([.$B$4]+[.E5])" office:value-type="float" office:value="0.472016204425055" calcext:value-type="float">
            <text:p>0.47</text:p>
          </table:table-cell>
          <table:table-cell table:style-name="ce23" table:formula="of:=[.$B$3]*[.F5]/([.$B$4]+[.F5])" office:value-type="float" office:value="0.300396641766378" calcext:value-type="float">
            <text:p>0.30</text:p>
          </table:table-cell>
          <table:table-cell table:style-name="ce23" table:formula="of:=[.$B$3]*[.G5]/([.$B$4]+[.G5])" office:value-type="float" office:value="0.187048750703201" calcext:value-type="float">
            <text:p>0.19</text:p>
          </table:table-cell>
          <table:table-cell table:style-name="ce23" table:formula="of:=[.$B$3]*[.H5]/([.$B$4]+[.H5])" office:value-type="float" office:value="0.114832805923463" calcext:value-type="float">
            <text:p>0.11</text:p>
          </table:table-cell>
          <table:table-cell table:style-name="ce23" table:formula="of:=[.$B$3]*[.I5]/([.$B$4]+[.I5])" office:value-type="float" office:value="0.0698722442650017" calcext:value-type="float">
            <text:p>0.07</text:p>
          </table:table-cell>
          <table:table-cell table:style-name="ce23" table:formula="of:=[.$B$3]*[.J5]/([.$B$4]+[.J5])" office:value-type="float" office:value="0.0422814434492511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21715976331361" calcext:value-type="float">
            <text:p>0.12</text:p>
          </table:table-cell>
          <table:table-cell table:style-name="ce23" table:formula="of:=1000*[.C6]^2/(1000*[.C5])" office:value-type="float" office:value="0.107131283515296" calcext:value-type="float">
            <text:p>0.11</text:p>
          </table:table-cell>
          <table:table-cell table:style-name="ce23" table:formula="of:=1000*[.D6]^2/(1000*[.D5])" office:value-type="float" office:value="0.0842846852242675" calcext:value-type="float">
            <text:p>0.08</text:p>
          </table:table-cell>
          <table:table-cell table:style-name="ce23" table:formula="of:=1000*[.E6]^2/(1000*[.E5])" office:value-type="float" office:value="0.0606751898801293" calcext:value-type="float">
            <text:p>0.06</text:p>
          </table:table-cell>
          <table:table-cell table:style-name="ce23" table:formula="of:=1000*[.F6]^2/(1000*[.F5])" office:value-type="float" office:value="0.0409577625202059" calcext:value-type="float">
            <text:p>0.04</text:p>
          </table:table-cell>
          <table:table-cell table:style-name="ce23" table:formula="of:=1000*[.G6]^2/(1000*[.G5])" office:value-type="float" office:value="0.0264669837354971" calcext:value-type="float">
            <text:p>0.03</text:p>
          </table:table-cell>
          <table:table-cell table:style-name="ce23" table:formula="of:=1000*[.H6]^2/(1000*[.H5])" office:value-type="float" office:value="0.0166255311923261" calcext:value-type="float">
            <text:p>0.02</text:p>
          </table:table-cell>
          <table:table-cell table:style-name="ce23" table:formula="of:=1000*[.I6]^2/(1000*[.I5])" office:value-type="float" office:value="0.0102589216161762" calcext:value-type="float">
            <text:p>0.01</text:p>
          </table:table-cell>
          <table:table-cell table:style-name="ce23" table:formula="of:=1000*[.J6]^2/(1000*[.J5])" office:value-type="float" office:value="0.00626095649647165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4" calcext:value-type="float">
            <text:p>4.0</text:p>
          </table:table-cell>
          <table:table-cell table:style-name="ce43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5.75384615384615" calcext:value-type="float">
            <text:p>5.8</text:p>
          </table:table-cell>
          <table:table-cell table:style-name="ce19" table:formula="of:=[.$B$8]*[.$B$3]*[.C5]/([.C5]+[.$B$4])" office:value-type="float" office:value="4.18136645962733" calcext:value-type="float">
            <text:p>4.2</text:p>
          </table:table-cell>
          <table:table-cell table:style-name="ce19" table:formula="of:=[.$B$8]*[.$B$3]*[.D5]/([.D5]+[.$B$4])" office:value-type="float" office:value="2.8728307254623" calcext:value-type="float">
            <text:p>2.9</text:p>
          </table:table-cell>
          <table:table-cell table:style-name="ce19" table:formula="of:=[.$B$8]*[.$B$3]*[.E5]/([.E5]+[.$B$4])" office:value-type="float" office:value="1.88806481770022" calcext:value-type="float">
            <text:p>1.9</text:p>
          </table:table-cell>
          <table:table-cell table:style-name="ce19" table:formula="of:=[.$B$8]*[.$B$3]*[.F5]/([.F5]+[.$B$4])" office:value-type="float" office:value="1.20158656706551" calcext:value-type="float">
            <text:p>1.2</text:p>
          </table:table-cell>
          <table:table-cell table:style-name="ce19" table:formula="of:=[.$B$8]*[.$B$3]*[.G5]/([.G5]+[.$B$4])" office:value-type="float" office:value="0.748195002812805" calcext:value-type="float">
            <text:p>0.7</text:p>
          </table:table-cell>
          <table:table-cell table:style-name="ce19" table:formula="of:=[.$B$8]*[.$B$3]*[.H5]/([.H5]+[.$B$4])" office:value-type="float" office:value="0.459331223693854" calcext:value-type="float">
            <text:p>0.5</text:p>
          </table:table-cell>
          <table:table-cell table:style-name="ce19" table:formula="of:=[.$B$8]*[.$B$3]*[.I5]/([.I5]+[.$B$4])" office:value-type="float" office:value="0.279488977060007" calcext:value-type="float">
            <text:p>0.3</text:p>
          </table:table-cell>
          <table:table-cell table:style-name="ce19" table:formula="of:=[.$B$8]*[.$B$3]*[.J5]/([.J5]+[.$B$4])" office:value-type="float" office:value="0.169125773797004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3" table:formula="of:=[.B9]/ADC_Step" office:value-type="float" office:value="125694.687179487" calcext:value-type="float">
            <text:p>125695</text:p>
          </table:table-cell>
          <table:table-cell table:style-name="ce33" table:formula="of:=[.C9]/ADC_Step" office:value-type="float" office:value="91343.3440993789" calcext:value-type="float">
            <text:p>91343</text:p>
          </table:table-cell>
          <table:table-cell table:style-name="ce33" table:formula="of:=[.D9]/ADC_Step" office:value-type="float" office:value="62757.9448079659" calcext:value-type="float">
            <text:p>62758</text:p>
          </table:table-cell>
          <table:table-cell table:style-name="ce33" table:formula="of:=[.E9]/ADC_Step" office:value-type="float" office:value="41245.4052976005" calcext:value-type="float">
            <text:p>41245</text:p>
          </table:table-cell>
          <table:table-cell table:style-name="ce33" table:formula="of:=[.F9]/ADC_Step" office:value-type="float" office:value="26249.0590864018" calcext:value-type="float">
            <text:p>26249</text:p>
          </table:table-cell>
          <table:table-cell table:style-name="ce33" table:formula="of:=[.G9]/ADC_Step" office:value-type="float" office:value="16344.56923478" calcext:value-type="float">
            <text:p>16345</text:p>
          </table:table-cell>
          <table:table-cell table:style-name="ce33" table:formula="of:=[.H9]/ADC_Step" office:value-type="float" office:value="10034.2436920001" calcext:value-type="float">
            <text:p>10034</text:p>
          </table:table-cell>
          <table:table-cell table:style-name="ce33" table:formula="of:=[.I9]/ADC_Step" office:value-type="float" office:value="6105.5298668682" calcext:value-type="float">
            <text:p>6106</text:p>
          </table:table-cell>
          <table:table-cell table:style-name="ce33" table:formula="of:=[.J9]/ADC_Step" office:value-type="float" office:value="3694.60890385349" calcext:value-type="float">
            <text:p>3695</text:p>
          </table:table-cell>
          <table:table-cell table:number-columns-repeated="5"/>
        </table:table-row>
        <table:table-row table:style-name="ro1">
          <table:table-cell table:style-name="ce34"/>
          <table:table-cell/>
          <table:table-cell table:style-name="ce135" office:value-type="string" calcext:value-type="string">
            <text:p>ADC Step</text:p>
          </table:table-cell>
          <table:table-cell table:style-name="ce77" table:formula="of:=ADC_Step" office:value-type="float" office:value="0.0000457763671875" calcext:value-type="float">
            <text:p>4.6E-05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9" calcext:value-type="float">
            <text:p>2.9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4.01224068583033" calcext:value-type="float">
            <text:p>4.0</text:p>
          </table:table-cell>
          <table:table-cell table:number-columns-repeated="6"/>
        </table:table-row>
        <table:table-row table:style-name="ro1">
          <table:table-cell table:style-name="ce34"/>
          <table:table-cell table:number-columns-repeated="8"/>
          <table:table-cell table:style-name="Default"/>
          <table:table-cell table:style-name="ce145" office:value-type="string" calcext:value-type="string" table:number-columns-spanned="2" table:number-rows-spanned="1">
            <text:p>Adjustable gain</text:p>
          </table:table-cell>
          <table:covered-table-cell table:style-name="ce149"/>
          <table:table-cell table:style-name="ce149" table:number-columns-repeated="3"/>
        </table:table-row>
        <table:table-row table:style-name="ro1">
          <table:table-cell table:style-name="ce34"/>
          <table:table-cell table:number-columns-repeated="7"/>
          <table:table-cell table:style-name="Default"/>
          <table:table-cell table:style-name="ce135" office:value-type="string" calcext:value-type="string">
            <text:p>R1//R2</text:p>
          </table:table-cell>
          <table:table-cell table:style-name="ce135" office:value-type="string" calcext:value-type="string">
            <text:p>R1</text:p>
          </table:table-cell>
          <table:table-cell table:style-name="ce135" office:value-type="string" calcext:value-type="string">
            <text:p>R2</text:p>
          </table:table-cell>
          <table:table-cell table:style-name="ce135" office:value-type="string" calcext:value-type="string">
            <text:p>Rf</text:p>
          </table:table-cell>
          <table:table-cell table:style-name="ce135" office:value-type="string" calcext:value-type="string">
            <text:p>Av1</text:p>
          </table:table-cell>
          <table:table-cell table:style-name="ce135" office:value-type="string" calcext:value-type="string">
            <text:p>Av2</text:p>
          </table:table-cell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style-name="ce29" office:value-type="string" calcext:value-type="string">
            <text:p>Av =&gt;</text:p>
          </table:table-cell>
          <table:table-cell table:style-name="ce39" table:formula="of:=[.K14]*[.L14]/([.K14]+[.L14])" office:value-type="float" office:value="0.909090909090909" calcext:value-type="float">
            <text:p>0.909</text:p>
          </table:table-cell>
          <table:table-cell table:style-name="ce43" office:value-type="float" office:value="1" calcext:value-type="float">
            <text:p>1.0</text:p>
          </table:table-cell>
          <table:table-cell table:number-columns-repeated="2" table:style-name="ce43" office:value-type="float" office:value="10" calcext:value-type="float">
            <text:p>10.0</text:p>
          </table:table-cell>
          <table:table-cell table:style-name="ce39" table:formula="of:=([.$L$14]+[.$M$14])/[.$L$14]" office:value-type="float" office:value="2" calcext:value-type="float">
            <text:p>2.000</text:p>
          </table:table-cell>
          <table:table-cell table:style-name="ce39" table:formula="of:=([.$J$14]+[.$M$14])/[.$J$14]" office:value-type="float" office:value="12" calcext:value-type="float">
            <text:p>12.000</text:p>
          </table:table-cell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office:forms form:automatic-focus="false" form:apply-design-mode="false"/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2:'Curve Fit - NTC_MF58,10K, B3950'.B30 'Curve Fit - NTC_MF58,10K, B3950'.E2:'Curve Fit - NTC_MF58,10K, B3950'.E30 'Curve Fit - NTC_MF58,10K, B3950'.M2:'Curve Fit - NTC_MF58,10K, B3950'.M30 'Curve Fit - NTC_MF58,10K, B3950'.N2:'Curve Fit - NTC_MF58,10K, B3950'.N30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7:'Curve Fit - NTC_MF58,10K, B3950'.H47 'Curve Fit - NTC_MF58,10K, B3950'.A49:'Curve Fit - NTC_MF58,10K, B3950'.A49 'Curve Fit - NTC_MF58,10K, B3950'.B49:'Curve Fit - NTC_MF58,10K, B3950'.H49 'Curve Fit - NTC_MF58,10K, B3950'.B47:'Curve Fit - NTC_MF58,10K, B3950'.H47 'Curve Fit - NTC_MF58,10K, B3950'.A50:'Curve Fit - NTC_MF58,10K, B3950'.A50 'Curve Fit - NTC_MF58,10K, B3950'.B50:'Curve Fit - NTC_MF58,10K, B3950'.H50 'Curve Fit - NTC_MF58,10K, B3950'.B47:'Curve Fit - NTC_MF58,10K, B3950'.H47 'Curve Fit - NTC_MF58,10K, B3950'.A51:'Curve Fit - NTC_MF58,10K, B3950'.A51 'Curve Fit - NTC_MF58,10K, B3950'.B51:'Curve Fit - NTC_MF58,10K, B3950'.H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7:'Curve Fit - NTC_MF58,10K, B3950'.B77 'Curve Fit - NTC_MF58,10K, B3950'.E67:'Curve Fit - NTC_MF58,10K, B3950'.E77 'Curve Fit - NTC_MF58,10K, B3950'.H67:'Curve Fit - NTC_MF58,10K, B3950'.H107 'Curve Fit - NTC_MF58,10K, B3950'.I67:'Curve Fit - NTC_MF58,10K, B3950'.I107 'Curve Fit - NTC_MF58,10K, B3950'.H67:'Curve Fit - NTC_MF58,10K, B3950'.H77 'Curve Fit - NTC_MF58,10K, B3950'.I67:'Curve Fit - NTC_MF58,10K, B3950'.I77 'Curve Fit - NTC_MF58,10K, B3950'.H67:'Curve Fit - NTC_MF58,10K, B3950'.H77 'Curve Fit - NTC_MF58,10K, B3950'.I67:'Curve Fit - NTC_MF58,10K, B3950'.I77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1" table:default-cell-style-name="ce4"/>
        <table:table-column table:style-name="co8" table:default-cell-style-name="ce4"/>
        <table:table-column table:style-name="co9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0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11" table:default-cell-style-name="ce4"/>
        <table:table-column table:style-name="co1" table:number-columns-repeated="1001" table:default-cell-style-name="ce4"/>
        <table:table-row table:style-name="ro2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2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2]+274.15" office:value-type="float" office:value="264.15" calcext:value-type="float">
            <text:p>264.15</text:p>
          </table:table-cell>
          <table:table-cell table:formula="of:=1/[.D2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5]*[.B2]^0 + [.G$6]*[.B2]^1 + [.G$7]*[.B2]^2 + [.G$8]*[.B2]^3)" office:value-type="float" office:value="264.291850445887" calcext:value-type="float">
            <text:p>264.29</text:p>
          </table:table-cell>
          <table:table-cell table:formula="of:= -274.15+1/([.G$5]*LN([.A2])^0 + [.G$6]*LN([.A2])^1 + [.G$7]*LN([.A2])^2 + [.G$8]*LN([.A2])^3)" office:value-type="float" office:value="-9.85814955411263" calcext:value-type="float">
            <text:p>-9.9</text:p>
          </table:table-cell>
          <table:table-cell table:formula="of:=([.C2]-[.I2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5]*[.B2]^0 + [.L$6]*[.B2]^1 + [.L$7]*[.B2]^2)" office:value-type="float" office:value="263.962246711945" calcext:value-type="float">
            <text:p>263.96</text:p>
          </table:table-cell>
          <table:table-cell table:formula="of:= -274.15+1/([.L$5]*LN([.$A2])^0 + [.L$6]*LN([.$A2])^1 + [.L$7]*LN([.$A2])^2)" office:value-type="float" office:value="-10.187753288055" calcext:value-type="float">
            <text:p>-10.19</text:p>
          </table:table-cell>
          <table:table-cell table:formula="of:=([.C2]-[.N2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5]*LN([.$A2])^0 + [.Q$6]*LN([.$A2])^1 + [.Q$7]*LN([.$A2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3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3]+274.15" office:value-type="float" office:value="269.15" calcext:value-type="float">
            <text:p>269.15</text:p>
          </table:table-cell>
          <table:table-cell table:formula="of:=1/[.D3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5]*[.B3]^0 + [.G$6]*[.B3]^1 + [.G$7]*[.B3]^2 + [.G$8]*[.B3]^3)" office:value-type="float" office:value="269.158398895804" calcext:value-type="float">
            <text:p>269.16</text:p>
          </table:table-cell>
          <table:table-cell table:formula="of:= -274.15+1/([.G$5]*LN([.A3])^0 + [.G$6]*LN([.A3])^1 + [.G$7]*LN([.A3])^2 + [.G$8]*LN([.A3])^3)" office:value-type="float" office:value="-4.99160110419609" calcext:value-type="float">
            <text:p>-5.0</text:p>
          </table:table-cell>
          <table:table-cell table:formula="of:=([.C3]-[.I3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5]*[.B3]^0 + [.L$6]*[.B3]^1 + [.L$7]*[.B3]^2)" office:value-type="float" office:value="269.008657324944" calcext:value-type="float">
            <text:p>269.01</text:p>
          </table:table-cell>
          <table:table-cell table:formula="of:= -274.15+1/([.L$5]*LN([.$A3])^0 + [.L$6]*LN([.$A3])^1 + [.L$7]*LN([.$A3])^2)" office:value-type="float" office:value="-5.14134267505631" calcext:value-type="float">
            <text:p>-5.14</text:p>
          </table:table-cell>
          <table:table-cell table:formula="of:=([.C3]-[.N3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5]*LN([.$A3])^0 + [.Q$6]*LN([.$A3])^1 + [.Q$7]*LN([.$A3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4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4]+274.15" office:value-type="float" office:value="274.15" calcext:value-type="float">
            <text:p>274.15</text:p>
          </table:table-cell>
          <table:table-cell table:formula="of:=1/[.D4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5]*[.B4]^0 + [.G$6]*[.B4]^1 + [.G$7]*[.B4]^2 + [.G$8]*[.B4]^3)" office:value-type="float" office:value="274.072596926424" calcext:value-type="float">
            <text:p>274.07</text:p>
          </table:table-cell>
          <table:table-cell table:formula="of:= -274.15+1/([.G$5]*LN([.A4])^0 + [.G$6]*LN([.A4])^1 + [.G$7]*LN([.A4])^2 + [.G$8]*LN([.A4])^3)" office:value-type="float" office:value="-0.0774030735762494" calcext:value-type="float">
            <text:p>-0.1</text:p>
          </table:table-cell>
          <table:table-cell table:formula="of:=([.C4]-[.I4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5]*[.B4]^0 + [.L$6]*[.B4]^1 + [.L$7]*[.B4]^2)" office:value-type="float" office:value="274.062363946542" calcext:value-type="float">
            <text:p>274.06</text:p>
          </table:table-cell>
          <table:table-cell table:formula="of:= -274.15+1/([.L$5]*LN([.$A4])^0 + [.L$6]*LN([.$A4])^1 + [.L$7]*LN([.$A4])^2)" office:value-type="float" office:value="-0.0876360534583114" calcext:value-type="float">
            <text:p>-0.09</text:p>
          </table:table-cell>
          <table:table-cell table:formula="of:=([.C4]-[.N4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5]*LN([.$A4])^0 + [.Q$6]*LN([.$A4])^1 + [.Q$7]*LN([.$A4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5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5]+274.15" office:value-type="float" office:value="279.15" calcext:value-type="float">
            <text:p>279.15</text:p>
          </table:table-cell>
          <table:table-cell table:formula="of:=1/[.D5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5]*[.B5]^0 + [.G$6]*[.B5]^1 + [.G$7]*[.B5]^2 + [.G$8]*[.B5]^3)" office:value-type="float" office:value="279.043752631249" calcext:value-type="float">
            <text:p>279.04</text:p>
          </table:table-cell>
          <table:table-cell table:formula="of:= -274.15+1/([.G$5]*LN([.A5])^0 + [.G$6]*LN([.A5])^1 + [.G$7]*LN([.A5])^2 + [.G$8]*LN([.A5])^3)" office:value-type="float" office:value="4.89375263124873" calcext:value-type="float">
            <text:p>4.9</text:p>
          </table:table-cell>
          <table:table-cell table:formula="of:=([.C5]-[.I5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5]*[.B5]^0 + [.L$6]*[.B5]^1 + [.L$7]*[.B5]^2)" office:value-type="float" office:value="279.136978053214" calcext:value-type="float">
            <text:p>279.14</text:p>
          </table:table-cell>
          <table:table-cell table:formula="of:= -274.15+1/([.L$5]*LN([.$A5])^0 + [.L$6]*LN([.$A5])^1 + [.L$7]*LN([.$A5])^2)" office:value-type="float" office:value="4.98697805321427" calcext:value-type="float">
            <text:p>4.99</text:p>
          </table:table-cell>
          <table:table-cell table:formula="of:=([.C5]-[.N5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5];[.Q$1]-(1+INT(LOG10(ABS([.L5])))))" office:value-type="float" office:value="0.00129869" calcext:value-type="float">
            <text:p>1.29869000E-03</text:p>
          </table:table-cell>
          <table:table-cell/>
          <table:table-cell table:style-name="ce27" table:formula="of:= -274.15+1/([.Q$5]*LN([.$A5])^0 + [.Q$6]*LN([.$A5])^1 + [.Q$7]*LN([.$A5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table:style-name="ce151" office:value-type="float" office:value="20067" calcext:value-type="float">
            <text:p>20067</text:p>
          </table:table-cell>
          <table:table-cell table:formula="of:=LN([.A6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6]+274.15" office:value-type="float" office:value="284.15" calcext:value-type="float">
            <text:p>284.15</text:p>
          </table:table-cell>
          <table:table-cell table:formula="of:=1/[.D6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5]*[.B6]^0 + [.G$6]*[.B6]^1 + [.G$7]*[.B6]^2 + [.G$8]*[.B6]^3)" office:value-type="float" office:value="284.040750688012" calcext:value-type="float">
            <text:p>284.04</text:p>
          </table:table-cell>
          <table:table-cell table:formula="of:= -274.15+1/([.G$5]*LN([.A6])^0 + [.G$6]*LN([.A6])^1 + [.G$7]*LN([.A6])^2 + [.G$8]*LN([.A6])^3)" office:value-type="float" office:value="9.89075068801196" calcext:value-type="float">
            <text:p>9.9</text:p>
          </table:table-cell>
          <table:table-cell table:formula="of:=([.C6]-[.I6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5]*[.B6]^0 + [.L$6]*[.B6]^1 + [.L$7]*[.B6]^2)" office:value-type="float" office:value="284.204759583049" calcext:value-type="float">
            <text:p>284.20</text:p>
          </table:table-cell>
          <table:table-cell table:formula="of:= -274.15+1/([.L$5]*LN([.$A6])^0 + [.L$6]*LN([.$A6])^1 + [.L$7]*LN([.$A6])^2)" office:value-type="float" office:value="10.0547595830489" calcext:value-type="float">
            <text:p>10.05</text:p>
          </table:table-cell>
          <table:table-cell table:formula="of:=([.C6]-[.N6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6];[.Q$1]-(1+INT(LOG10(ABS([.L6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5]*LN([.$A6])^0 + [.Q$6]*LN([.$A6])^1 + [.Q$7]*LN([.$A6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table:style-name="ce152" office:value-type="float" office:value="15800" calcext:value-type="float">
            <text:p>15800</text:p>
          </table:table-cell>
          <table:table-cell table:formula="of:=LN([.A7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7]+274.15" office:value-type="float" office:value="289.15" calcext:value-type="float">
            <text:p>289.15</text:p>
          </table:table-cell>
          <table:table-cell table:formula="of:=1/[.D7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5]*[.B7]^0 + [.G$6]*[.B7]^1 + [.G$7]*[.B7]^2 + [.G$8]*[.B7]^3)" office:value-type="float" office:value="289.059319211916" calcext:value-type="float">
            <text:p>289.06</text:p>
          </table:table-cell>
          <table:table-cell table:formula="of:= -274.15+1/([.G$5]*LN([.A7])^0 + [.G$6]*LN([.A7])^1 + [.G$7]*LN([.A7])^2 + [.G$8]*LN([.A7])^3)" office:value-type="float" office:value="14.9093192119158" calcext:value-type="float">
            <text:p>14.9</text:p>
          </table:table-cell>
          <table:table-cell table:formula="of:=([.C7]-[.I7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5]*[.B7]^0 + [.L$6]*[.B7]^1 + [.L$7]*[.B7]^2)" office:value-type="float" office:value="289.26548973121" calcext:value-type="float">
            <text:p>289.27</text:p>
          </table:table-cell>
          <table:table-cell table:formula="of:= -274.15+1/([.L$5]*LN([.$A7])^0 + [.L$6]*LN([.$A7])^1 + [.L$7]*LN([.$A7])^2)" office:value-type="float" office:value="15.1154897312097" calcext:value-type="float">
            <text:p>15.12</text:p>
          </table:table-cell>
          <table:table-cell table:formula="of:=([.C7]-[.N7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7];[.Q$1]-(1+INT(LOG10(ABS([.L7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5]*LN([.$A7])^0 + [.Q$6]*LN([.$A7])^1 + [.Q$7]*LN([.$A7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table:style-name="ce152" office:value-type="float" office:value="12528" calcext:value-type="float">
            <text:p>12528</text:p>
          </table:table-cell>
          <table:table-cell table:formula="of:=LN([.A8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8]+274.15" office:value-type="float" office:value="294.15" calcext:value-type="float">
            <text:p>294.15</text:p>
          </table:table-cell>
          <table:table-cell table:formula="of:=1/[.D8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5]*[.B8]^0 + [.G$6]*[.B8]^1 + [.G$7]*[.B8]^2 + [.G$8]*[.B8]^3)" office:value-type="float" office:value="294.096623340563" calcext:value-type="float">
            <text:p>294.10</text:p>
          </table:table-cell>
          <table:table-cell table:formula="of:= -274.15+1/([.G$5]*LN([.A8])^0 + [.G$6]*LN([.A8])^1 + [.G$7]*LN([.A8])^2 + [.G$8]*LN([.A8])^3)" office:value-type="float" office:value="19.9466233405629" calcext:value-type="float">
            <text:p>19.9</text:p>
          </table:table-cell>
          <table:table-cell table:formula="of:=([.C8]-[.I8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5]*[.B8]^0 + [.L$6]*[.B8]^1 + [.L$7]*[.B8]^2)" office:value-type="float" office:value="294.320215863001" calcext:value-type="float">
            <text:p>294.32</text:p>
          </table:table-cell>
          <table:table-cell table:formula="of:= -274.15+1/([.L$5]*LN([.$A8])^0 + [.L$6]*LN([.$A8])^1 + [.L$7]*LN([.$A8])^2)" office:value-type="float" office:value="20.1702158630007" calcext:value-type="float">
            <text:p>20.17</text:p>
          </table:table-cell>
          <table:table-cell table:formula="of:=([.C8]-[.N8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5]*LN([.$A8])^0 + [.Q$6]*LN([.$A8])^1 + [.Q$7]*LN([.$A8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table:style-name="ce152" office:value-type="float" office:value="10000" calcext:value-type="float">
            <text:p>10000</text:p>
          </table:table-cell>
          <table:table-cell table:formula="of:=LN([.A9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9]+274.15" office:value-type="float" office:value="299.15" calcext:value-type="float">
            <text:p>299.15</text:p>
          </table:table-cell>
          <table:table-cell table:formula="of:=1/[.D9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5]*[.B9]^0 + [.G$6]*[.B9]^1 + [.G$7]*[.B9]^2 + [.G$8]*[.B9]^3)" office:value-type="float" office:value="299.149925642846" calcext:value-type="float">
            <text:p>299.15</text:p>
          </table:table-cell>
          <table:table-cell table:formula="of:= -274.15+1/([.G$5]*LN([.A9])^0 + [.G$6]*LN([.A9])^1 + [.G$7]*LN([.A9])^2 + [.G$8]*LN([.A9])^3)" office:value-type="float" office:value="24.9999256428462" calcext:value-type="float">
            <text:p>25.0</text:p>
          </table:table-cell>
          <table:table-cell table:formula="of:=([.C9]-[.I9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5]*[.B9]^0 + [.L$6]*[.B9]^1 + [.L$7]*[.B9]^2)" office:value-type="float" office:value="299.369905147598" calcext:value-type="float">
            <text:p>299.37</text:p>
          </table:table-cell>
          <table:table-cell table:formula="of:= -274.15+1/([.L$5]*LN([.$A9])^0 + [.L$6]*LN([.$A9])^1 + [.L$7]*LN([.$A9])^2)" office:value-type="float" office:value="25.2199051475976" calcext:value-type="float">
            <text:p>25.22</text:p>
          </table:table-cell>
          <table:table-cell table:formula="of:=([.C9]-[.N9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5]*LN([.$A9])^0 + [.Q$6]*LN([.$A9])^1 + [.Q$7]*LN([.$A9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table:style-name="ce152" office:value-type="float" office:value="8037" calcext:value-type="float">
            <text:p>8037</text:p>
          </table:table-cell>
          <table:table-cell table:formula="of:=LN([.A10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0]+274.15" office:value-type="float" office:value="304.15" calcext:value-type="float">
            <text:p>304.15</text:p>
          </table:table-cell>
          <table:table-cell table:formula="of:=1/[.D1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5]*[.B10]^0 + [.G$6]*[.B10]^1 + [.G$7]*[.B10]^2 + [.G$8]*[.B10]^3)" office:value-type="float" office:value="304.204310864937" calcext:value-type="float">
            <text:p>304.20</text:p>
          </table:table-cell>
          <table:table-cell table:formula="of:= -274.15+1/([.G$5]*LN([.A10])^0 + [.G$6]*LN([.A10])^1 + [.G$7]*LN([.A10])^2 + [.G$8]*LN([.A10])^3)" office:value-type="float" office:value="30.0543108649366" calcext:value-type="float">
            <text:p>30.1</text:p>
          </table:table-cell>
          <table:table-cell table:formula="of:=([.C10]-[.I10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5]*[.B10]^0 + [.L$6]*[.B10]^1 + [.L$7]*[.B10]^2)" office:value-type="float" office:value="304.403259961618" calcext:value-type="float">
            <text:p>304.40</text:p>
          </table:table-cell>
          <table:table-cell table:formula="of:= -274.15+1/([.L$5]*LN([.$A10])^0 + [.L$6]*LN([.$A10])^1 + [.L$7]*LN([.$A10])^2)" office:value-type="float" office:value="30.2532599616183" calcext:value-type="float">
            <text:p>30.25</text:p>
          </table:table-cell>
          <table:table-cell table:formula="of:=([.C10]-[.N10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5]*LN([.$A10])^0 + [.Q$6]*LN([.$A10])^1 + [.Q$7]*LN([.$A10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table:style-name="ce152" office:value-type="float" office:value="6506" calcext:value-type="float">
            <text:p>6506</text:p>
          </table:table-cell>
          <table:table-cell table:formula="of:=LN([.A11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1]+274.15" office:value-type="float" office:value="309.15" calcext:value-type="float">
            <text:p>309.15</text:p>
          </table:table-cell>
          <table:table-cell table:formula="of:=1/[.D11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5]*[.B11]^0 + [.G$6]*[.B11]^1 + [.G$7]*[.B11]^2 + [.G$8]*[.B11]^3)" office:value-type="float" office:value="309.240265209663" calcext:value-type="float">
            <text:p>309.24</text:p>
          </table:table-cell>
          <table:table-cell table:formula="of:= -274.15+1/([.G$5]*LN([.A11])^0 + [.G$6]*LN([.A11])^1 + [.G$7]*LN([.A11])^2 + [.G$8]*LN([.A11])^3)" office:value-type="float" office:value="35.0902652096628" calcext:value-type="float">
            <text:p>35.1</text:p>
          </table:table-cell>
          <table:table-cell table:formula="of:=([.C11]-[.I11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5]*[.B11]^0 + [.L$6]*[.B11]^1 + [.L$7]*[.B11]^2)" office:value-type="float" office:value="309.404402317911" calcext:value-type="float">
            <text:p>309.40</text:p>
          </table:table-cell>
          <table:table-cell table:formula="of:= -274.15+1/([.L$5]*LN([.$A11])^0 + [.L$6]*LN([.$A11])^1 + [.L$7]*LN([.$A11])^2)" office:value-type="float" office:value="35.2544023179111" calcext:value-type="float">
            <text:p>35.25</text:p>
          </table:table-cell>
          <table:table-cell table:formula="of:=([.C11]-[.N11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5]*LN([.$A11])^0 + [.Q$6]*LN([.$A11])^1 + [.Q$7]*LN([.$A11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table:style-name="ce152" office:value-type="float" office:value="5301" calcext:value-type="float">
            <text:p>5301</text:p>
          </table:table-cell>
          <table:table-cell table:formula="of:=LN([.A12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2]+274.15" office:value-type="float" office:value="314.15" calcext:value-type="float">
            <text:p>314.15</text:p>
          </table:table-cell>
          <table:table-cell table:formula="of:=1/[.D12]" office:value-type="float" office:value="0.00318319274232055" calcext:value-type="float">
            <text:p>0.003183</text:p>
          </table:table-cell>
          <table:table-cell table:number-columns-repeated="2"/>
          <table:table-cell table:formula="of:= 1/([.G$5]*[.B12]^0 + [.G$6]*[.B12]^1 + [.G$7]*[.B12]^2 + [.G$8]*[.B12]^3)" office:value-type="float" office:value="314.26303573244" calcext:value-type="float">
            <text:p>314.26</text:p>
          </table:table-cell>
          <table:table-cell table:formula="of:= -274.15+1/([.G$5]*LN([.A12])^0 + [.G$6]*LN([.A12])^1 + [.G$7]*LN([.A12])^2 + [.G$8]*LN([.A12])^3)" office:value-type="float" office:value="40.1130357324404" calcext:value-type="float">
            <text:p>40.1</text:p>
          </table:table-cell>
          <table:table-cell table:formula="of:=([.C12]-[.I12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5]*[.B12]^0 + [.L$6]*[.B12]^1 + [.L$7]*[.B12]^2)" office:value-type="float" office:value="314.381922139474" calcext:value-type="float">
            <text:p>314.38</text:p>
          </table:table-cell>
          <table:table-cell table:formula="of:= -274.15+1/([.L$5]*LN([.$A12])^0 + [.L$6]*LN([.$A12])^1 + [.L$7]*LN([.$A12])^2)" office:value-type="float" office:value="40.2319221394739" calcext:value-type="float">
            <text:p>40.23</text:p>
          </table:table-cell>
          <table:table-cell table:formula="of:=([.C12]-[.N12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5]*LN([.$A12])^0 + [.Q$6]*LN([.$A12])^1 + [.Q$7]*LN([.$A12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table:style-name="ce152" office:value-type="float" office:value="4348" calcext:value-type="float">
            <text:p>4348</text:p>
          </table:table-cell>
          <table:table-cell table:formula="of:=LN([.A13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3]+274.15" office:value-type="float" office:value="319.15" calcext:value-type="float">
            <text:p>319.15</text:p>
          </table:table-cell>
          <table:table-cell table:formula="of:=1/[.D13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5]*[.B13]^0 + [.G$6]*[.B13]^1 + [.G$7]*[.B13]^2 + [.G$8]*[.B13]^3)" office:value-type="float" office:value="319.258034123781" calcext:value-type="float">
            <text:p>319.26</text:p>
          </table:table-cell>
          <table:table-cell table:formula="of:= -274.15+1/([.G$5]*LN([.A13])^0 + [.G$6]*LN([.A13])^1 + [.G$7]*LN([.A13])^2 + [.G$8]*LN([.A13])^3)" office:value-type="float" office:value="45.108034123781" calcext:value-type="float">
            <text:p>45.1</text:p>
          </table:table-cell>
          <table:table-cell table:formula="of:=([.C13]-[.I13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5]*[.B13]^0 + [.L$6]*[.B13]^1 + [.L$7]*[.B13]^2)" office:value-type="float" office:value="319.324540848193" calcext:value-type="float">
            <text:p>319.32</text:p>
          </table:table-cell>
          <table:table-cell table:formula="of:= -274.15+1/([.L$5]*LN([.$A13])^0 + [.L$6]*LN([.$A13])^1 + [.L$7]*LN([.$A13])^2)" office:value-type="float" office:value="45.1745408481932" calcext:value-type="float">
            <text:p>45.17</text:p>
          </table:table-cell>
          <table:table-cell table:formula="of:=([.C13]-[.N13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5]*LN([.$A13])^0 + [.Q$6]*LN([.$A13])^1 + [.Q$7]*LN([.$A13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table:style-name="ce152" office:value-type="float" office:value="3588" calcext:value-type="float">
            <text:p>3588</text:p>
          </table:table-cell>
          <table:table-cell table:formula="of:=LN([.A14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4]+274.15" office:value-type="float" office:value="324.15" calcext:value-type="float">
            <text:p>324.15</text:p>
          </table:table-cell>
          <table:table-cell table:formula="of:=1/[.D14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5]*[.B14]^0 + [.G$6]*[.B14]^1 + [.G$7]*[.B14]^2 + [.G$8]*[.B14]^3)" office:value-type="float" office:value="324.229517976632" calcext:value-type="float">
            <text:p>324.23</text:p>
          </table:table-cell>
          <table:table-cell table:formula="of:= -274.15+1/([.G$5]*LN([.A14])^0 + [.G$6]*LN([.A14])^1 + [.G$7]*LN([.A14])^2 + [.G$8]*LN([.A14])^3)" office:value-type="float" office:value="50.0795179766317" calcext:value-type="float">
            <text:p>50.1</text:p>
          </table:table-cell>
          <table:table-cell table:formula="of:=([.C14]-[.I14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5]*[.B14]^0 + [.L$6]*[.B14]^1 + [.L$7]*[.B14]^2)" office:value-type="float" office:value="324.239465240879" calcext:value-type="float">
            <text:p>324.24</text:p>
          </table:table-cell>
          <table:table-cell table:formula="of:= -274.15+1/([.L$5]*LN([.$A14])^0 + [.L$6]*LN([.$A14])^1 + [.L$7]*LN([.$A14])^2)" office:value-type="float" office:value="50.0894652408788" calcext:value-type="float">
            <text:p>50.09</text:p>
          </table:table-cell>
          <table:table-cell table:formula="of:=([.C14]-[.N14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5]*LN([.$A14])^0 + [.Q$6]*LN([.$A14])^1 + [.Q$7]*LN([.$A14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table:style-name="ce152" office:value-type="float" office:value="2974" calcext:value-type="float">
            <text:p>2974</text:p>
          </table:table-cell>
          <table:table-cell table:formula="of:=LN([.A15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5]+274.15" office:value-type="float" office:value="329.15" calcext:value-type="float">
            <text:p>329.15</text:p>
          </table:table-cell>
          <table:table-cell table:formula="of:=1/[.D15]" office:value-type="float" office:value="0.00303812851283609" calcext:value-type="float">
            <text:p>0.003038</text:p>
          </table:table-cell>
          <table:table-cell table:number-columns-repeated="2"/>
          <table:table-cell table:formula="of:= 1/([.G$5]*[.B15]^0 + [.G$6]*[.B15]^1 + [.G$7]*[.B15]^2 + [.G$8]*[.B15]^3)" office:value-type="float" office:value="329.210975465465" calcext:value-type="float">
            <text:p>329.21</text:p>
          </table:table-cell>
          <table:table-cell table:formula="of:= -274.15+1/([.G$5]*LN([.A15])^0 + [.G$6]*LN([.A15])^1 + [.G$7]*LN([.A15])^2 + [.G$8]*LN([.A15])^3)" office:value-type="float" office:value="55.060975465465" calcext:value-type="float">
            <text:p>55.1</text:p>
          </table:table-cell>
          <table:table-cell table:formula="of:=([.C15]-[.I15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5]*[.B15]^0 + [.L$6]*[.B15]^1 + [.L$7]*[.B15]^2)" office:value-type="float" office:value="329.162591395238" calcext:value-type="float">
            <text:p>329.16</text:p>
          </table:table-cell>
          <table:table-cell table:formula="of:= -274.15+1/([.L$5]*LN([.$A15])^0 + [.L$6]*LN([.$A15])^1 + [.L$7]*LN([.$A15])^2)" office:value-type="float" office:value="55.0125913952377" calcext:value-type="float">
            <text:p>55.01</text:p>
          </table:table-cell>
          <table:table-cell table:formula="of:=([.C15]-[.N15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5]*LN([.$A15])^0 + [.Q$6]*LN([.$A15])^1 + [.Q$7]*LN([.$A15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table:style-name="ce152" office:value-type="float" office:value="2477" calcext:value-type="float">
            <text:p>2477</text:p>
          </table:table-cell>
          <table:table-cell table:formula="of:=LN([.A16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6]+274.15" office:value-type="float" office:value="334.15" calcext:value-type="float">
            <text:p>334.15</text:p>
          </table:table-cell>
          <table:table-cell table:formula="of:=1/[.D16]" office:value-type="float" office:value="0.00299266796348945" calcext:value-type="float">
            <text:p>0.002993</text:p>
          </table:table-cell>
          <table:table-cell table:number-columns-repeated="2"/>
          <table:table-cell table:formula="of:= 1/([.G$5]*[.B16]^0 + [.G$6]*[.B16]^1 + [.G$7]*[.B16]^2 + [.G$8]*[.B16]^3)" office:value-type="float" office:value="334.184493296778" calcext:value-type="float">
            <text:p>334.18</text:p>
          </table:table-cell>
          <table:table-cell table:formula="of:= -274.15+1/([.G$5]*LN([.A16])^0 + [.G$6]*LN([.A16])^1 + [.G$7]*LN([.A16])^2 + [.G$8]*LN([.A16])^3)" office:value-type="float" office:value="60.0344932967784" calcext:value-type="float">
            <text:p>60.0</text:p>
          </table:table-cell>
          <table:table-cell table:formula="of:=([.C16]-[.I16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5]*[.B16]^0 + [.L$6]*[.B16]^1 + [.L$7]*[.B16]^2)" office:value-type="float" office:value="334.078894072407" calcext:value-type="float">
            <text:p>334.08</text:p>
          </table:table-cell>
          <table:table-cell table:formula="of:= -274.15+1/([.L$5]*LN([.$A16])^0 + [.L$6]*LN([.$A16])^1 + [.L$7]*LN([.$A16])^2)" office:value-type="float" office:value="59.9288940724073" calcext:value-type="float">
            <text:p>59.93</text:p>
          </table:table-cell>
          <table:table-cell table:formula="of:=([.C16]-[.N16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5]*LN([.$A16])^0 + [.Q$6]*LN([.$A16])^1 + [.Q$7]*LN([.$A16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table:style-name="ce152" office:value-type="float" office:value="2047" calcext:value-type="float">
            <text:p>2047</text:p>
          </table:table-cell>
          <table:table-cell table:formula="of:=LN([.A17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7]+274.15" office:value-type="float" office:value="339.15" calcext:value-type="float">
            <text:p>339.15</text:p>
          </table:table-cell>
          <table:table-cell table:formula="of:=1/[.D17]" office:value-type="float" office:value="0.00294854784018871" calcext:value-type="float">
            <text:p>0.002949</text:p>
          </table:table-cell>
          <table:table-cell table:number-columns-repeated="2"/>
          <table:table-cell table:formula="of:= 1/([.G$5]*[.B17]^0 + [.G$6]*[.B17]^1 + [.G$7]*[.B17]^2 + [.G$8]*[.B17]^3)" office:value-type="float" office:value="339.498438712702" calcext:value-type="float">
            <text:p>339.50</text:p>
          </table:table-cell>
          <table:table-cell table:formula="of:= -274.15+1/([.G$5]*LN([.A17])^0 + [.G$6]*LN([.A17])^1 + [.G$7]*LN([.A17])^2 + [.G$8]*LN([.A17])^3)" office:value-type="float" office:value="65.3484387127019" calcext:value-type="float">
            <text:p>65.3</text:p>
          </table:table-cell>
          <table:table-cell table:formula="of:=([.C17]-[.I17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5]*[.B17]^0 + [.L$6]*[.B17]^1 + [.L$7]*[.B17]^2)" office:value-type="float" office:value="339.335787912738" calcext:value-type="float">
            <text:p>339.34</text:p>
          </table:table-cell>
          <table:table-cell table:formula="of:= -274.15+1/([.L$5]*LN([.$A17])^0 + [.L$6]*LN([.$A17])^1 + [.L$7]*LN([.$A17])^2)" office:value-type="float" office:value="65.1857879127377" calcext:value-type="float">
            <text:p>65.19</text:p>
          </table:table-cell>
          <table:table-cell table:formula="of:=([.C17]-[.N17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5]*LN([.$A17])^0 + [.Q$6]*LN([.$A17])^1 + [.Q$7]*LN([.$A17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8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8]+274.15" office:value-type="float" office:value="344.15" calcext:value-type="float">
            <text:p>344.15</text:p>
          </table:table-cell>
          <table:table-cell table:formula="of:=1/[.D1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5]*[.B18]^0 + [.G$6]*[.B18]^1 + [.G$7]*[.B18]^2 + [.G$8]*[.B18]^3)" office:value-type="float" office:value="344.064987150698" calcext:value-type="float">
            <text:p>344.06</text:p>
          </table:table-cell>
          <table:table-cell table:formula="of:= -274.15+1/([.G$5]*LN([.A18])^0 + [.G$6]*LN([.A18])^1 + [.G$7]*LN([.A18])^2 + [.G$8]*LN([.A18])^3)" office:value-type="float" office:value="69.9149871506984" calcext:value-type="float">
            <text:p>69.9</text:p>
          </table:table-cell>
          <table:table-cell table:formula="of:=([.C18]-[.I18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5]*[.B18]^0 + [.L$6]*[.B18]^1 + [.L$7]*[.B18]^2)" office:value-type="float" office:value="343.858998950528" calcext:value-type="float">
            <text:p>343.86</text:p>
          </table:table-cell>
          <table:table-cell table:formula="of:= -274.15+1/([.L$5]*LN([.$A18])^0 + [.L$6]*LN([.$A18])^1 + [.L$7]*LN([.$A18])^2)" office:value-type="float" office:value="69.7089989505279" calcext:value-type="float">
            <text:p>69.71</text:p>
          </table:table-cell>
          <table:table-cell table:formula="of:=([.C18]-[.N18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5]*LN([.$A18])^0 + [.Q$6]*LN([.$A18])^1 + [.Q$7]*LN([.$A18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19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19]+274.15" office:value-type="float" office:value="349.15" calcext:value-type="float">
            <text:p>349.15</text:p>
          </table:table-cell>
          <table:table-cell table:formula="of:=1/[.D19]" office:value-type="float" office:value="0.00286409852498926" calcext:value-type="float">
            <text:p>0.002864</text:p>
          </table:table-cell>
          <table:table-cell table:number-columns-repeated="2"/>
          <table:table-cell table:formula="of:= 1/([.G$5]*[.B19]^0 + [.G$6]*[.B19]^1 + [.G$7]*[.B19]^2 + [.G$8]*[.B19]^3)" office:value-type="float" office:value="349.040935504542" calcext:value-type="float">
            <text:p>349.04</text:p>
          </table:table-cell>
          <table:table-cell table:formula="of:= -274.15+1/([.G$5]*LN([.A19])^0 + [.G$6]*LN([.A19])^1 + [.G$7]*LN([.A19])^2 + [.G$8]*LN([.A19])^3)" office:value-type="float" office:value="74.8909355045422" calcext:value-type="float">
            <text:p>74.9</text:p>
          </table:table-cell>
          <table:table-cell table:formula="of:=([.C19]-[.I19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5]*[.B19]^0 + [.L$6]*[.B19]^1 + [.L$7]*[.B19]^2)" office:value-type="float" office:value="348.796122083389" calcext:value-type="float">
            <text:p>348.80</text:p>
          </table:table-cell>
          <table:table-cell table:formula="of:= -274.15+1/([.L$5]*LN([.$A19])^0 + [.L$6]*LN([.$A19])^1 + [.L$7]*LN([.$A19])^2)" office:value-type="float" office:value="74.6461220833893" calcext:value-type="float">
            <text:p>74.65</text:p>
          </table:table-cell>
          <table:table-cell table:formula="of:=([.C19]-[.N19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5]*LN([.$A19])^0 + [.Q$6]*LN([.$A19])^1 + [.Q$7]*LN([.$A19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0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0]+274.15" office:value-type="float" office:value="354.15" calcext:value-type="float">
            <text:p>354.15</text:p>
          </table:table-cell>
          <table:table-cell table:formula="of:=1/[.D20]" office:value-type="float" office:value="0.00282366228999012" calcext:value-type="float">
            <text:p>0.002824</text:p>
          </table:table-cell>
          <table:table-cell table:number-columns-repeated="2"/>
          <table:table-cell table:formula="of:= 1/([.G$5]*[.B20]^0 + [.G$6]*[.B20]^1 + [.G$7]*[.B20]^2 + [.G$8]*[.B20]^3)" office:value-type="float" office:value="354.00483506697" calcext:value-type="float">
            <text:p>354.00</text:p>
          </table:table-cell>
          <table:table-cell table:formula="of:= -274.15+1/([.G$5]*LN([.A20])^0 + [.G$6]*LN([.A20])^1 + [.G$7]*LN([.A20])^2 + [.G$8]*LN([.A20])^3)" office:value-type="float" office:value="79.8548350669705" calcext:value-type="float">
            <text:p>79.9</text:p>
          </table:table-cell>
          <table:table-cell table:formula="of:=([.C20]-[.I20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5]*[.B20]^0 + [.L$6]*[.B20]^1 + [.L$7]*[.B20]^2)" office:value-type="float" office:value="353.732437734501" calcext:value-type="float">
            <text:p>353.73</text:p>
          </table:table-cell>
          <table:table-cell table:formula="of:= -274.15+1/([.L$5]*LN([.$A20])^0 + [.L$6]*LN([.$A20])^1 + [.L$7]*LN([.$A20])^2)" office:value-type="float" office:value="79.5824377345008" calcext:value-type="float">
            <text:p>79.58</text:p>
          </table:table-cell>
          <table:table-cell table:formula="of:=([.C20]-[.N20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5]*LN([.$A20])^0 + [.Q$6]*LN([.$A20])^1 + [.Q$7]*LN([.$A20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1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1]+274.15" office:value-type="float" office:value="359.15" calcext:value-type="float">
            <text:p>359.15</text:p>
          </table:table-cell>
          <table:table-cell table:formula="of:=1/[.D21]" office:value-type="float" office:value="0.00278435194208548" calcext:value-type="float">
            <text:p>0.002784</text:p>
          </table:table-cell>
          <table:table-cell table:number-columns-repeated="2"/>
          <table:table-cell table:formula="of:= 1/([.G$5]*[.B21]^0 + [.G$6]*[.B21]^1 + [.G$7]*[.B21]^2 + [.G$8]*[.B21]^3)" office:value-type="float" office:value="358.948533290409" calcext:value-type="float">
            <text:p>358.95</text:p>
          </table:table-cell>
          <table:table-cell table:formula="of:= -274.15+1/([.G$5]*LN([.A21])^0 + [.G$6]*LN([.A21])^1 + [.G$7]*LN([.A21])^2 + [.G$8]*LN([.A21])^3)" office:value-type="float" office:value="84.7985332904091" calcext:value-type="float">
            <text:p>84.8</text:p>
          </table:table-cell>
          <table:table-cell table:formula="of:=([.C21]-[.I21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5]*[.B21]^0 + [.L$6]*[.B21]^1 + [.L$7]*[.B21]^2)" office:value-type="float" office:value="358.662184511407" calcext:value-type="float">
            <text:p>358.66</text:p>
          </table:table-cell>
          <table:table-cell table:formula="of:= -274.15+1/([.L$5]*LN([.$A21])^0 + [.L$6]*LN([.$A21])^1 + [.L$7]*LN([.$A21])^2)" office:value-type="float" office:value="84.5121845114067" calcext:value-type="float">
            <text:p>84.51</text:p>
          </table:table-cell>
          <table:table-cell table:formula="of:=([.C21]-[.N21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5]*LN([.$A21])^0 + [.Q$6]*LN([.$A21])^1 + [.Q$7]*LN([.$A21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2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2]+274.15" office:value-type="float" office:value="364.15" calcext:value-type="float">
            <text:p>364.15</text:p>
          </table:table-cell>
          <table:table-cell table:formula="of:=1/[.D22]" office:value-type="float" office:value="0.00274612110394068" calcext:value-type="float">
            <text:p>0.002746</text:p>
          </table:table-cell>
          <table:table-cell table:number-columns-repeated="2"/>
          <table:table-cell table:formula="of:= 1/([.G$5]*[.B22]^0 + [.G$6]*[.B22]^1 + [.G$7]*[.B22]^2 + [.G$8]*[.B22]^3)" office:value-type="float" office:value="363.994991159006" calcext:value-type="float">
            <text:p>363.99</text:p>
          </table:table-cell>
          <table:table-cell table:formula="of:= -274.15+1/([.G$5]*LN([.A22])^0 + [.G$6]*LN([.A22])^1 + [.G$7]*LN([.A22])^2 + [.G$8]*LN([.A22])^3)" office:value-type="float" office:value="89.8449911590065" calcext:value-type="float">
            <text:p>89.8</text:p>
          </table:table-cell>
          <table:table-cell table:formula="of:=([.C22]-[.I22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5]*[.B22]^0 + [.L$6]*[.B22]^1 + [.L$7]*[.B22]^2)" office:value-type="float" office:value="363.710854172167" calcext:value-type="float">
            <text:p>363.71</text:p>
          </table:table-cell>
          <table:table-cell table:formula="of:= -274.15+1/([.L$5]*LN([.$A22])^0 + [.L$6]*LN([.$A22])^1 + [.L$7]*LN([.$A22])^2)" office:value-type="float" office:value="89.5608541721668" calcext:value-type="float">
            <text:p>89.56</text:p>
          </table:table-cell>
          <table:table-cell table:formula="of:=([.C22]-[.N22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5]*LN([.$A22])^0 + [.Q$6]*LN([.$A22])^1 + [.Q$7]*LN([.$A22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3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3]+274.15" office:value-type="float" office:value="369.15" calcext:value-type="float">
            <text:p>369.15</text:p>
          </table:table-cell>
          <table:table-cell table:formula="of:=1/[.D23]" office:value-type="float" office:value="0.00270892591087634" calcext:value-type="float">
            <text:p>0.002709</text:p>
          </table:table-cell>
          <table:table-cell table:number-columns-repeated="2"/>
          <table:table-cell table:formula="of:= 1/([.G$5]*[.B23]^0 + [.G$6]*[.B23]^1 + [.G$7]*[.B23]^2 + [.G$8]*[.B23]^3)" office:value-type="float" office:value="369.053916865939" calcext:value-type="float">
            <text:p>369.05</text:p>
          </table:table-cell>
          <table:table-cell table:formula="of:= -274.15+1/([.G$5]*LN([.A23])^0 + [.G$6]*LN([.A23])^1 + [.G$7]*LN([.A23])^2 + [.G$8]*LN([.A23])^3)" office:value-type="float" office:value="94.9039168659393" calcext:value-type="float">
            <text:p>94.9</text:p>
          </table:table-cell>
          <table:table-cell table:formula="of:=([.C23]-[.I23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5]*[.B23]^0 + [.L$6]*[.B23]^1 + [.L$7]*[.B23]^2)" office:value-type="float" office:value="368.791280447587" calcext:value-type="float">
            <text:p>368.79</text:p>
          </table:table-cell>
          <table:table-cell table:formula="of:= -274.15+1/([.L$5]*LN([.$A23])^0 + [.L$6]*LN([.$A23])^1 + [.L$7]*LN([.$A23])^2)" office:value-type="float" office:value="94.6412804475867" calcext:value-type="float">
            <text:p>94.64</text:p>
          </table:table-cell>
          <table:table-cell table:formula="of:=([.C23]-[.N23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5]*LN([.$A23])^0 + [.Q$6]*LN([.$A23])^1 + [.Q$7]*LN([.$A23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4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4]+274.15" office:value-type="float" office:value="374.15" calcext:value-type="float">
            <text:p>374.15</text:p>
          </table:table-cell>
          <table:table-cell table:formula="of:=1/[.D24]" office:value-type="float" office:value="0.00267272484297742" calcext:value-type="float">
            <text:p>0.002673</text:p>
          </table:table-cell>
          <table:table-cell table:number-columns-repeated="2"/>
          <table:table-cell table:formula="of:= 1/([.G$5]*[.B24]^0 + [.G$6]*[.B24]^1 + [.G$7]*[.B24]^2 + [.G$8]*[.B24]^3)" office:value-type="float" office:value="374.094511794129" calcext:value-type="float">
            <text:p>374.09</text:p>
          </table:table-cell>
          <table:table-cell table:formula="of:= -274.15+1/([.G$5]*LN([.A24])^0 + [.G$6]*LN([.A24])^1 + [.G$7]*LN([.A24])^2 + [.G$8]*LN([.A24])^3)" office:value-type="float" office:value="99.9445117941293" calcext:value-type="float">
            <text:p>99.9</text:p>
          </table:table-cell>
          <table:table-cell table:formula="of:=([.C24]-[.I24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5]*[.B24]^0 + [.L$6]*[.B24]^1 + [.L$7]*[.B24]^2)" office:value-type="float" office:value="373.875126778867" calcext:value-type="float">
            <text:p>373.88</text:p>
          </table:table-cell>
          <table:table-cell table:formula="of:= -274.15+1/([.L$5]*LN([.$A24])^0 + [.L$6]*LN([.$A24])^1 + [.L$7]*LN([.$A24])^2)" office:value-type="float" office:value="99.7251267788671" calcext:value-type="float">
            <text:p>99.73</text:p>
          </table:table-cell>
          <table:table-cell table:formula="of:=([.C24]-[.N24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5]*LN([.$A24])^0 + [.Q$6]*LN([.$A24])^1 + [.Q$7]*LN([.$A24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5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5]+274.15" office:value-type="float" office:value="379.15" calcext:value-type="float">
            <text:p>379.15</text:p>
          </table:table-cell>
          <table:table-cell table:formula="of:=1/[.D25]" office:value-type="float" office:value="0.00263747857048661" calcext:value-type="float">
            <text:p>0.002637</text:p>
          </table:table-cell>
          <table:table-cell table:number-columns-repeated="2"/>
          <table:table-cell table:formula="of:= 1/([.G$5]*[.B25]^0 + [.G$6]*[.B25]^1 + [.G$7]*[.B25]^2 + [.G$8]*[.B25]^3)" office:value-type="float" office:value="379.115205801602" calcext:value-type="float">
            <text:p>379.12</text:p>
          </table:table-cell>
          <table:table-cell table:formula="of:= -274.15+1/([.G$5]*LN([.A25])^0 + [.G$6]*LN([.A25])^1 + [.G$7]*LN([.A25])^2 + [.G$8]*LN([.A25])^3)" office:value-type="float" office:value="104.965205801602" calcext:value-type="float">
            <text:p>105.0</text:p>
          </table:table-cell>
          <table:table-cell table:formula="of:=([.C25]-[.I25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5]*[.B25]^0 + [.L$6]*[.B25]^1 + [.L$7]*[.B25]^2)" office:value-type="float" office:value="378.963195818522" calcext:value-type="float">
            <text:p>378.96</text:p>
          </table:table-cell>
          <table:table-cell table:formula="of:= -274.15+1/([.L$5]*LN([.$A25])^0 + [.L$6]*LN([.$A25])^1 + [.L$7]*LN([.$A25])^2)" office:value-type="float" office:value="104.813195818523" calcext:value-type="float">
            <text:p>104.81</text:p>
          </table:table-cell>
          <table:table-cell table:formula="of:=([.C25]-[.N25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5]*LN([.$A25])^0 + [.Q$6]*LN([.$A25])^1 + [.Q$7]*LN([.$A25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6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6]+274.15" office:value-type="float" office:value="384.15" calcext:value-type="float">
            <text:p>384.15</text:p>
          </table:table-cell>
          <table:table-cell table:formula="of:=1/[.D26]" office:value-type="float" office:value="0.00260314981127164" calcext:value-type="float">
            <text:p>0.002603</text:p>
          </table:table-cell>
          <table:table-cell table:number-columns-repeated="2"/>
          <table:table-cell table:formula="of:= 1/([.G$5]*[.B26]^0 + [.G$6]*[.B26]^1 + [.G$7]*[.B26]^2 + [.G$8]*[.B26]^3)" office:value-type="float" office:value="384.169421473407" calcext:value-type="float">
            <text:p>384.17</text:p>
          </table:table-cell>
          <table:table-cell table:formula="of:= -274.15+1/([.G$5]*LN([.A26])^0 + [.G$6]*LN([.A26])^1 + [.G$7]*LN([.A26])^2 + [.G$8]*LN([.A26])^3)" office:value-type="float" office:value="110.019421473407" calcext:value-type="float">
            <text:p>110.0</text:p>
          </table:table-cell>
          <table:table-cell table:formula="of:=([.C26]-[.I26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5]*[.B26]^0 + [.L$6]*[.B26]^1 + [.L$7]*[.B26]^2)" office:value-type="float" office:value="384.112424333393" calcext:value-type="float">
            <text:p>384.11</text:p>
          </table:table-cell>
          <table:table-cell table:formula="of:= -274.15+1/([.L$5]*LN([.$A26])^0 + [.L$6]*LN([.$A26])^1 + [.L$7]*LN([.$A26])^2)" office:value-type="float" office:value="109.962424333393" calcext:value-type="float">
            <text:p>109.96</text:p>
          </table:table-cell>
          <table:table-cell table:formula="of:=([.C26]-[.N26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5]*LN([.$A26])^0 + [.Q$6]*LN([.$A26])^1 + [.Q$7]*LN([.$A26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7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7]+274.15" office:value-type="float" office:value="389.15" calcext:value-type="float">
            <text:p>389.15</text:p>
          </table:table-cell>
          <table:table-cell table:formula="of:=1/[.D27]" office:value-type="float" office:value="0.00256970319928048" calcext:value-type="float">
            <text:p>0.002570</text:p>
          </table:table-cell>
          <table:table-cell table:number-columns-repeated="2"/>
          <table:table-cell table:formula="of:= 1/([.G$5]*[.B27]^0 + [.G$6]*[.B27]^1 + [.G$7]*[.B27]^2 + [.G$8]*[.B27]^3)" office:value-type="float" office:value="389.154710453981" calcext:value-type="float">
            <text:p>389.15</text:p>
          </table:table-cell>
          <table:table-cell table:formula="of:= -274.15+1/([.G$5]*LN([.A27])^0 + [.G$6]*LN([.A27])^1 + [.G$7]*LN([.A27])^2 + [.G$8]*LN([.A27])^3)" office:value-type="float" office:value="115.004710453981" calcext:value-type="float">
            <text:p>115.0</text:p>
          </table:table-cell>
          <table:table-cell table:formula="of:=([.C27]-[.I27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5]*[.B27]^0 + [.L$6]*[.B27]^1 + [.L$7]*[.B27]^2)" office:value-type="float" office:value="389.22084942077" calcext:value-type="float">
            <text:p>389.22</text:p>
          </table:table-cell>
          <table:table-cell table:formula="of:= -274.15+1/([.L$5]*LN([.$A27])^0 + [.L$6]*LN([.$A27])^1 + [.L$7]*LN([.$A27])^2)" office:value-type="float" office:value="115.07084942077" calcext:value-type="float">
            <text:p>115.07</text:p>
          </table:table-cell>
          <table:table-cell table:formula="of:=([.C27]-[.N27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5]*LN([.$A27])^0 + [.Q$6]*LN([.$A27])^1 + [.Q$7]*LN([.$A27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8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8]+274.15" office:value-type="float" office:value="394.15" calcext:value-type="float">
            <text:p>394.15</text:p>
          </table:table-cell>
          <table:table-cell table:formula="of:=1/[.D28]" office:value-type="float" office:value="0.00253710516300901" calcext:value-type="float">
            <text:p>0.002537</text:p>
          </table:table-cell>
          <table:table-cell table:number-columns-repeated="2"/>
          <table:table-cell table:formula="of:= 1/([.G$5]*[.B28]^0 + [.G$6]*[.B28]^1 + [.G$7]*[.B28]^2 + [.G$8]*[.B28]^3)" office:value-type="float" office:value="394.223283480619" calcext:value-type="float">
            <text:p>394.22</text:p>
          </table:table-cell>
          <table:table-cell table:formula="of:= -274.15+1/([.G$5]*LN([.A28])^0 + [.G$6]*LN([.A28])^1 + [.G$7]*LN([.A28])^2 + [.G$8]*LN([.A28])^3)" office:value-type="float" office:value="120.073283480619" calcext:value-type="float">
            <text:p>120.1</text:p>
          </table:table-cell>
          <table:table-cell table:formula="of:=([.C28]-[.I28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5]*[.B28]^0 + [.L$6]*[.B28]^1 + [.L$7]*[.B28]^2)" office:value-type="float" office:value="394.447388933766" calcext:value-type="float">
            <text:p>394.45</text:p>
          </table:table-cell>
          <table:table-cell table:formula="of:= -274.15+1/([.L$5]*LN([.$A28])^0 + [.L$6]*LN([.$A28])^1 + [.L$7]*LN([.$A28])^2)" office:value-type="float" office:value="120.297388933766" calcext:value-type="float">
            <text:p>120.30</text:p>
          </table:table-cell>
          <table:table-cell table:formula="of:=([.C28]-[.N28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5]*LN([.$A28])^0 + [.Q$6]*LN([.$A28])^1 + [.Q$7]*LN([.$A28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29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29]+274.15" office:value-type="float" office:value="399.15" calcext:value-type="float">
            <text:p>399.15</text:p>
          </table:table-cell>
          <table:table-cell table:formula="of:=1/[.D29]" office:value-type="float" office:value="0.00250532381310284" calcext:value-type="float">
            <text:p>0.002505</text:p>
          </table:table-cell>
          <table:table-cell table:number-columns-repeated="2"/>
          <table:table-cell table:formula="of:= 1/([.G$5]*[.B29]^0 + [.G$6]*[.B29]^1 + [.G$7]*[.B29]^2 + [.G$8]*[.B29]^3)" office:value-type="float" office:value="399.235947425665" calcext:value-type="float">
            <text:p>399.24</text:p>
          </table:table-cell>
          <table:table-cell table:formula="of:= -274.15+1/([.G$5]*LN([.A29])^0 + [.G$6]*LN([.A29])^1 + [.G$7]*LN([.A29])^2 + [.G$8]*LN([.A29])^3)" office:value-type="float" office:value="125.085947425665" calcext:value-type="float">
            <text:p>125.1</text:p>
          </table:table-cell>
          <table:table-cell table:formula="of:=([.C29]-[.I29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5]*[.B29]^0 + [.L$6]*[.B29]^1 + [.L$7]*[.B29]^2)" office:value-type="float" office:value="399.65164295857" calcext:value-type="float">
            <text:p>399.65</text:p>
          </table:table-cell>
          <table:table-cell table:formula="of:= -274.15+1/([.L$5]*LN([.$A29])^0 + [.L$6]*LN([.$A29])^1 + [.L$7]*LN([.$A29])^2)" office:value-type="float" office:value="125.50164295857" calcext:value-type="float">
            <text:p>125.50</text:p>
          </table:table-cell>
          <table:table-cell table:formula="of:=([.C29]-[.N29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5]*LN([.$A29])^0 + [.Q$6]*LN([.$A29])^1 + [.Q$7]*LN([.$A29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0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0]+274.15" office:value-type="float" office:value="404.15" calcext:value-type="float">
            <text:p>404.15</text:p>
          </table:table-cell>
          <table:table-cell table:formula="of:=1/[.D30]" office:value-type="float" office:value="0.00247432883830261" calcext:value-type="float">
            <text:p>0.002474</text:p>
          </table:table-cell>
          <table:table-cell table:number-columns-repeated="2"/>
          <table:table-cell table:formula="of:= 1/([.G$5]*[.B30]^0 + [.G$6]*[.B30]^1 + [.G$7]*[.B30]^2 + [.G$8]*[.B30]^3)" office:value-type="float" office:value="404.24557215773" calcext:value-type="float">
            <text:p>404.25</text:p>
          </table:table-cell>
          <table:table-cell table:formula="of:= -274.15+1/([.G$5]*LN([.A30])^0 + [.G$6]*LN([.A30])^1 + [.G$7]*LN([.A30])^2 + [.G$8]*LN([.A30])^3)" office:value-type="float" office:value="130.09557215773" calcext:value-type="float">
            <text:p>130.1</text:p>
          </table:table-cell>
          <table:table-cell table:formula="of:=([.C30]-[.I30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5]*[.B30]^0 + [.L$6]*[.B30]^1 + [.L$7]*[.B30]^2)" office:value-type="float" office:value="404.890820452185" calcext:value-type="float">
            <text:p>404.89</text:p>
          </table:table-cell>
          <table:table-cell table:formula="of:= -274.15+1/([.L$5]*LN([.$A30])^0 + [.L$6]*LN([.$A30])^1 + [.L$7]*LN([.$A30])^2)" office:value-type="float" office:value="130.740820452185" calcext:value-type="float">
            <text:p>130.74</text:p>
          </table:table-cell>
          <table:table-cell table:formula="of:=([.C30]-[.N30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5]*LN([.$A30])^0 + [.Q$6]*LN([.$A30])^1 + [.Q$7]*LN([.$A30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5]*LN([.A31])^0 + [.G$6]*LN([.A31])^1 + [.G$7]*LN([.A31])^2 + [.G$8]*LN([.A31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5]*LN([.$A31])^0 + [.L$6]*LN([.$A31])^1 + [.L$7]*LN([.$A31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5]*LN([.A32])^0 + [.G$6]*LN([.A32])^1 + [.G$7]*LN([.A32])^2 + [.G$8]*LN([.A32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5]*LN([.$A32])^0 + [.L$6]*LN([.$A32])^1 + [.L$7]*LN([.$A32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5]*LN([.A33])^0 + [.G$6]*LN([.A33])^1 + [.G$7]*LN([.A33])^2 + [.G$8]*LN([.A33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5]*LN([.$A33])^0 + [.L$6]*LN([.$A33])^1 + [.L$7]*LN([.$A33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5]/([.$B$44]+[.B48])" office:value-type="float" office:value="0.0000247917120555334" calcext:value-type="float">
            <text:p>2.48E-05</text:p>
          </table:table-cell>
          <table:table-cell table:style-name="ce54" table:formula="of:=[.$B$45]/([.$B$44]+[.C48])" office:value-type="float" office:value="0.0000284974093264249" calcext:value-type="float">
            <text:p>2.85E-05</text:p>
          </table:table-cell>
          <table:table-cell table:style-name="ce54" table:formula="of:=[.$B$45]/([.$B$44]+[.D48])" office:value-type="float" office:value="0.00003" calcext:value-type="float">
            <text:p>3.00E-05</text:p>
          </table:table-cell>
          <table:table-cell table:style-name="ce54" table:formula="of:=[.$B$45]/([.$B$44]+[.E48])" office:value-type="float" office:value="0.0000313387337252258" calcext:value-type="float">
            <text:p>3.13E-05</text:p>
          </table:table-cell>
          <table:table-cell table:style-name="ce54" table:formula="of:=[.$B$45]/([.$B$44]+[.F48])" office:value-type="float" office:value="0.0000320469244663701" calcext:value-type="float">
            <text:p>3.20E-05</text:p>
          </table:table-cell>
          <table:table-cell table:style-name="ce54" table:formula="of:=[.$B$45]/([.$B$44]+[.G48])" office:value-type="float" office:value="0.0000323380403147569" calcext:value-type="float">
            <text:p>3.23E-05</text:p>
          </table:table-cell>
          <table:table-cell table:style-name="ce54" table:formula="of:=[.$B$45]/([.$B$44]+[.H48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5]*[.B48]/([.$B$44]+[.B48])" office:value-type="float" office:value="0.820828794446656" calcext:value-type="float">
            <text:p>.82</text:p>
          </table:table-cell>
          <table:table-cell table:style-name="ce7" table:formula="of:=[.$B$45]*[.C48]/([.$B$44]+[.C48])" office:value-type="float" office:value="0.450259067357513" calcext:value-type="float">
            <text:p>.45</text:p>
          </table:table-cell>
          <table:table-cell table:style-name="ce7" table:formula="of:=[.$B$45]*[.D48]/([.$B$44]+[.D48])" office:value-type="float" office:value="0.3" calcext:value-type="float">
            <text:p>.30</text:p>
          </table:table-cell>
          <table:table-cell table:style-name="ce7" table:formula="of:=[.$B$45]*[.E48]/([.$B$44]+[.E48])" office:value-type="float" office:value="0.166126627477422" calcext:value-type="float">
            <text:p>.17</text:p>
          </table:table-cell>
          <table:table-cell table:style-name="ce7" table:formula="of:=[.$B$45]*[.F48]/([.$B$44]+[.F48])" office:value-type="float" office:value="0.0953075533629848" calcext:value-type="float">
            <text:p>.10</text:p>
          </table:table-cell>
          <table:table-cell table:style-name="ce7" table:formula="of:=[.$B$45]*[.G48]/([.$B$44]+[.G48])" office:value-type="float" office:value="0.0661959685243074" calcext:value-type="float">
            <text:p>.07</text:p>
          </table:table-cell>
          <table:table-cell table:style-name="ce7" table:formula="of:=[.$B$45]*[.H48]/([.$B$44]+[.H48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0]*[.$B$46]" office:value-type="float" office:value="1.64165758889331" calcext:value-type="float">
            <text:p>1.64</text:p>
          </table:table-cell>
          <table:table-cell table:style-name="ce58" table:formula="of:=[.C50]*[.$B$46]" office:value-type="float" office:value="0.900518134715026" calcext:value-type="float">
            <text:p>.90</text:p>
          </table:table-cell>
          <table:table-cell table:style-name="ce58" table:formula="of:=[.D50]*[.$B$46]" office:value-type="float" office:value="0.6" calcext:value-type="float">
            <text:p>.60</text:p>
          </table:table-cell>
          <table:table-cell table:style-name="ce58" table:formula="of:=[.E50]*[.$B$46]" office:value-type="float" office:value="0.332253254954844" calcext:value-type="float">
            <text:p>.33</text:p>
          </table:table-cell>
          <table:table-cell table:style-name="ce58" table:formula="of:=[.F50]*[.$B$46]" office:value-type="float" office:value="0.19061510672597" calcext:value-type="float">
            <text:p>.19</text:p>
          </table:table-cell>
          <table:table-cell table:style-name="ce58" table:formula="of:=[.G50]*[.$B$46]" office:value-type="float" office:value="0.132391937048615" calcext:value-type="float">
            <text:p>.13</text:p>
          </table:table-cell>
          <table:table-cell table:style-name="ce58" table:formula="of:=[.H50]*[.$B$46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0]^2*[.B49]" office:value-type="float" office:value="0.0167036616781441" calcext:value-type="float">
            <text:p>.02</text:p>
          </table:table-cell>
          <table:table-cell table:style-name="ce58" table:formula="of:=1000*[.C50]^2*[.C49]" office:value-type="float" office:value="0.00577737177490733" calcext:value-type="float">
            <text:p>.01</text:p>
          </table:table-cell>
          <table:table-cell table:style-name="ce58" table:formula="of:=1000*[.D50]^2*[.D49]" office:value-type="float" office:value="0.0027" calcext:value-type="float">
            <text:p>.00</text:p>
          </table:table-cell>
          <table:table-cell table:style-name="ce58" table:formula="of:=1000*[.E50]^2*[.E49]" office:value-type="float" office:value="0.00086488813950649" calcext:value-type="float">
            <text:p>.00</text:p>
          </table:table-cell>
          <table:table-cell table:style-name="ce58" table:formula="of:=1000*[.F50]^2*[.F49]" office:value-type="float" office:value="0.000291099191082468" calcext:value-type="float">
            <text:p>.00</text:p>
          </table:table-cell>
          <table:table-cell table:style-name="ce58" table:formula="of:=1000*[.G50]^2*[.G49]" office:value-type="float" office:value="0.000141702260931479" calcext:value-type="float">
            <text:p>.00</text:p>
          </table:table-cell>
          <table:table-cell table:style-name="ce58" table:formula="of:=1000*[.H50]^2*[.H49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6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7]*[.C56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7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7]+274.15" office:value-type="float" office:value="293.05" calcext:value-type="float">
            <text:p>293.05</text:p>
          </table:table-cell>
          <table:table-cell table:formula="of:=1/[.D67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0]*[.B67]^0 + [.G$71]*[.B67]^1 + [.G$72]*[.B67]^2)" office:value-type="float" office:value="293.318470905412" calcext:value-type="float">
            <text:p>293.32</text:p>
          </table:table-cell>
          <table:table-cell table:formula="of:= -274.15+1/([.G$70]*LN([.A67])^0 + [.G$71]*LN([.A67])^1 + [.G$72]*LN([.A67])^2)" office:value-type="float" office:value="19.1684709054122" calcext:value-type="float">
            <text:p>19.2</text:p>
          </table:table-cell>
          <table:table-cell table:style-name="ce114" table:formula="of:=([.I67]-[.C67])/[.I67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8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8]+274.15" office:value-type="float" office:value="294.85" calcext:value-type="float">
            <text:p>294.85</text:p>
          </table:table-cell>
          <table:table-cell table:formula="of:=1/[.D68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0]*[.B68]^0 + [.G$71]*[.B68]^1 + [.G$72]*[.B68]^2)" office:value-type="float" office:value="294.732222804269" calcext:value-type="float">
            <text:p>294.73</text:p>
          </table:table-cell>
          <table:table-cell table:formula="of:= -274.15+1/([.G$70]*LN([.A68])^0 + [.G$71]*LN([.A68])^1 + [.G$72]*LN([.A68])^2)" office:value-type="float" office:value="20.5822228042691" calcext:value-type="float">
            <text:p>20.6</text:p>
          </table:table-cell>
          <table:table-cell table:style-name="ce114" table:formula="of:=([.I68]-[.C68])/[.I68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69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69]+274.15" office:value-type="float" office:value="304.15" calcext:value-type="float">
            <text:p>304.15</text:p>
          </table:table-cell>
          <table:table-cell table:formula="of:=1/[.D69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0]*[.B69]^0 + [.G$71]*[.B69]^1 + [.G$72]*[.B69]^2)" office:value-type="float" office:value="304.51663621047" calcext:value-type="float">
            <text:p>304.52</text:p>
          </table:table-cell>
          <table:table-cell table:formula="of:= -274.15+1/([.G$70]*LN([.A69])^0 + [.G$71]*LN([.A69])^1 + [.G$72]*LN([.A69])^2)" office:value-type="float" office:value="30.3666362104705" calcext:value-type="float">
            <text:p>30.4</text:p>
          </table:table-cell>
          <table:table-cell table:style-name="ce114" table:formula="of:=([.I69]-[.C69])/[.I69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0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0]+274.15" office:value-type="float" office:value="307.95" calcext:value-type="float">
            <text:p>307.95</text:p>
          </table:table-cell>
          <table:table-cell table:formula="of:=1/[.D70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0]*[.B70]^0 + [.G$71]*[.B70]^1 + [.G$72]*[.B70]^2)" office:value-type="float" office:value="307.502302047477" calcext:value-type="float">
            <text:p>307.50</text:p>
          </table:table-cell>
          <table:table-cell table:formula="of:= -274.15+1/([.G$70]*LN([.A70])^0 + [.G$71]*LN([.A70])^1 + [.G$72]*LN([.A70])^2)" office:value-type="float" office:value="33.3523020474772" calcext:value-type="float">
            <text:p>33.4</text:p>
          </table:table-cell>
          <table:table-cell table:style-name="ce114" table:formula="of:=([.I70]-[.C70])/[.I70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0];[.$L$66]-(1+INT(LOG10(ABS([.G70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1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1]+274.15" office:value-type="float" office:value="311.35" calcext:value-type="float">
            <text:p>311.35</text:p>
          </table:table-cell>
          <table:table-cell table:formula="of:=1/[.D71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0]*[.B71]^0 + [.G$71]*[.B71]^1 + [.G$72]*[.B71]^2)" office:value-type="float" office:value="310.963782426314" calcext:value-type="float">
            <text:p>310.96</text:p>
          </table:table-cell>
          <table:table-cell table:formula="of:= -274.15+1/([.G$70]*LN([.A71])^0 + [.G$71]*LN([.A71])^1 + [.G$72]*LN([.A71])^2)" office:value-type="float" office:value="36.8137824263137" calcext:value-type="float">
            <text:p>36.8</text:p>
          </table:table-cell>
          <table:table-cell table:style-name="ce114" table:formula="of:=([.I71]-[.C71])/[.I71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1];[.$L$66]-(1+INT(LOG10(ABS([.G71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2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2]+274.15" office:value-type="float" office:value="314.15" calcext:value-type="float">
            <text:p>314.15</text:p>
          </table:table-cell>
          <table:table-cell table:formula="of:=1/[.D72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0]*[.B72]^0 + [.G$71]*[.B72]^1 + [.G$72]*[.B72]^2)" office:value-type="float" office:value="313.710935534986" calcext:value-type="float">
            <text:p>313.71</text:p>
          </table:table-cell>
          <table:table-cell table:formula="of:= -274.15+1/([.G$70]*LN([.A72])^0 + [.G$71]*LN([.A72])^1 + [.G$72]*LN([.A72])^2)" office:value-type="float" office:value="39.560935534986" calcext:value-type="float">
            <text:p>39.6</text:p>
          </table:table-cell>
          <table:table-cell table:style-name="ce114" table:formula="of:=([.I72]-[.C72])/[.I72]" office:value-type="percentage" office:value="-0.011098434834175" calcext:value-type="percentage">
            <text:p>-1.11%</text:p>
          </table:table-cell>
          <table:table-cell/>
          <table:table-cell table:style-name="ce116" table:formula="of:=ROUND([.G72];[.$L$66]-(1+INT(LOG10(ABS([.G72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3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3]+274.15" office:value-type="float" office:value="323.75" calcext:value-type="float">
            <text:p>323.75</text:p>
          </table:table-cell>
          <table:table-cell table:formula="of:=1/[.D73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0]*[.B73]^0 + [.G$71]*[.B73]^1 + [.G$72]*[.B73]^2)" office:value-type="float" office:value="324.604225462494" calcext:value-type="float">
            <text:p>324.60</text:p>
          </table:table-cell>
          <table:table-cell table:formula="of:= -274.15+1/([.G$70]*LN([.A73])^0 + [.G$71]*LN([.A73])^1 + [.G$72]*LN([.A73])^2)" office:value-type="float" office:value="50.4542254624938" calcext:value-type="float">
            <text:p>50.5</text:p>
          </table:table-cell>
          <table:table-cell table:style-name="ce114" table:formula="of:=([.I73]-[.C73])/[.I73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4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4]+274.15" office:value-type="float" office:value="329.15" calcext:value-type="float">
            <text:p>329.15</text:p>
          </table:table-cell>
          <table:table-cell table:formula="of:=1/[.D74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0]*[.B74]^0 + [.G$71]*[.B74]^1 + [.G$72]*[.B74]^2)" office:value-type="float" office:value="329.425921328862" calcext:value-type="float">
            <text:p>329.43</text:p>
          </table:table-cell>
          <table:table-cell table:formula="of:= -274.15+1/([.G$70]*LN([.A74])^0 + [.G$71]*LN([.A74])^1 + [.G$72]*LN([.A74])^2)" office:value-type="float" office:value="55.2759213288616" calcext:value-type="float">
            <text:p>55.3</text:p>
          </table:table-cell>
          <table:table-cell table:style-name="ce114" table:formula="of:=([.I74]-[.C74])/[.I74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5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5]+274.15" office:value-type="float" office:value="334.15" calcext:value-type="float">
            <text:p>334.15</text:p>
          </table:table-cell>
          <table:table-cell table:formula="of:=1/[.D75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0]*[.B75]^0 + [.G$71]*[.B75]^1 + [.G$72]*[.B75]^2)" office:value-type="float" office:value="334.204840162037" calcext:value-type="float">
            <text:p>334.20</text:p>
          </table:table-cell>
          <table:table-cell table:formula="of:= -274.15+1/([.G$70]*LN([.A75])^0 + [.G$71]*LN([.A75])^1 + [.G$72]*LN([.A75])^2)" office:value-type="float" office:value="60.0548401620366" calcext:value-type="float">
            <text:p>60.1</text:p>
          </table:table-cell>
          <table:table-cell table:style-name="ce114" table:formula="of:=([.I75]-[.C75])/[.I75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6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6]+274.15" office:value-type="float" office:value="339.15" calcext:value-type="float">
            <text:p>339.15</text:p>
          </table:table-cell>
          <table:table-cell table:formula="of:=1/[.D76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0]*[.B76]^0 + [.G$71]*[.B76]^1 + [.G$72]*[.B76]^2)" office:value-type="float" office:value="338.969453495609" calcext:value-type="float">
            <text:p>338.97</text:p>
          </table:table-cell>
          <table:table-cell table:formula="of:= -274.15+1/([.G$70]*LN([.A76])^0 + [.G$71]*LN([.A76])^1 + [.G$72]*LN([.A76])^2)" office:value-type="float" office:value="64.8194534956088" calcext:value-type="float">
            <text:p>64.8</text:p>
          </table:table-cell>
          <table:table-cell table:style-name="ce114" table:formula="of:=([.I76]-[.C76])/[.I76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7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7]+274.15" office:value-type="float" office:value="344.15" calcext:value-type="float">
            <text:p>344.15</text:p>
          </table:table-cell>
          <table:table-cell table:formula="of:=1/[.D77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0]*[.B77]^0 + [.G$71]*[.B77]^1 + [.G$72]*[.B77]^2)" office:value-type="float" office:value="343.895744510149" calcext:value-type="float">
            <text:p>343.90</text:p>
          </table:table-cell>
          <table:table-cell table:formula="of:= -274.15+1/([.G$70]*LN([.A77])^0 + [.G$71]*LN([.A77])^1 + [.G$72]*LN([.A77])^2)" office:value-type="float" office:value="69.7457445101491" calcext:value-type="float">
            <text:p>69.7</text:p>
          </table:table-cell>
          <table:table-cell table:style-name="ce114" table:formula="of:=([.I77]-[.C77])/[.I77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9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1:'Curve Fit - NTC_MF58,10K, B3950'.H52">
            <calcext:condition calcext:apply-style-name="Error" calcext:value="&gt;[$'Curve Fit - NTC_MF58,10K, B3950'.$B$53]" calcext:base-cell-address="'Curve Fit - NTC_MF58,10K, B3950'.B51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82"/>
        <table:table-column table:style-name="co13" table:default-cell-style-name="ce85"/>
        <table:table-column table:style-name="co14" table:number-columns-repeated="2" table:default-cell-style-name="ce89"/>
        <table:table-column table:style-name="co14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74" office:value-type="string" calcext:value-type="string">
            <text:p>Tc(max, mV)</text:p>
          </table:table-cell>
          <table:table-cell table:style-name="ce43" office:value-type="string" calcext:value-type="string">
            <text:p>Vo(max, V)</text:p>
          </table:table-cell>
          <table:table-cell table:style-name="ce3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.0</text:p>
          </table:table-cell>
          <table:table-cell table:style-name="ce43" office:value-type="float" office:value="2.5" calcext:value-type="float">
            <text:p>2.5</text:p>
          </table:table-cell>
          <table:table-cell table:style-name="ce3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 stage Amplifier Gain" table:style-name="ta1">
        <table:table-column table:style-name="co1" table:number-columns-repeated="1024" table:default-cell-style-name="ce74"/>
        <table:table-row table:style-name="ro1">
          <table:table-cell table:number-columns-repeated="1024"/>
        </table:table-row>
        <table:table-row table:style-name="ro1">
          <table:table-cell table:style-name="ce135"/>
          <table:table-cell table:style-name="ce135" office:value-type="string" calcext:value-type="string">
            <text:p>kOhm</text:p>
          </table:table-cell>
          <table:table-cell table:style-name="ce135" office:value-type="string" calcext:value-type="string">
            <text:p>Av1</text:p>
          </table:table-cell>
          <table:table-cell table:style-name="ce135" office:value-type="string" calcext:value-type="string">
            <text:p>Max Vin mV</text:p>
          </table:table-cell>
          <table:table-cell table:style-name="ce135" office:value-type="string" calcext:value-type="string">
            <text:p>Av2</text:p>
          </table:table-cell>
          <table:table-cell table:style-name="ce135" office:value-type="string" calcext:value-type="string">
            <text:p>Av1*Av2</text:p>
          </table:table-cell>
          <table:table-cell table:style-name="ce135" office:value-type="string" calcext:value-type="string">
            <text:p>Max Vin mV</text:p>
          </table:table-cell>
          <table:table-cell table:style-name="ce135" table:number-columns-repeated="1017"/>
        </table:table-row>
        <table:table-row table:style-name="ro1">
          <table:table-cell table:style-name="ce135" office:value-type="string" calcext:value-type="string">
            <text:p>Rf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4]" office:value-type="float" office:value="2" calcext:value-type="float">
            <text:p>2.00</text:p>
          </table:table-cell>
          <table:table-cell table:style-name="ce33" table:formula="of:=1000*2.5/[.C3]" office:value-type="float" office:value="1250" calcext:value-type="float">
            <text:p>1250</text:p>
          </table:table-cell>
          <table:table-cell table:style-name="ce34" table:formula="of:=1+[.$B$8]/[.$B$9]" office:value-type="float" office:value="57" calcext:value-type="float">
            <text:p>57.00</text:p>
          </table:table-cell>
          <table:table-cell table:style-name="ce34" table:formula="of:=[.C3]*[.E3]" office:value-type="float" office:value="114" calcext:value-type="float">
            <text:p>114.00</text:p>
          </table:table-cell>
          <table:table-cell table:style-name="ce43" table:formula="of:=1000*[.$B$10]/[.F3]" office:value-type="float" office:value="25.4385964912281" calcext:value-type="float">
            <text:p>25.4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6]" office:value-type="float" office:value="4" calcext:value-type="float">
            <text:p>4.00</text:p>
          </table:table-cell>
          <table:table-cell table:style-name="ce33" table:formula="of:=1000*2.5/[.C4]" office:value-type="float" office:value="625" calcext:value-type="float">
            <text:p>625</text:p>
          </table:table-cell>
          <table:table-cell table:style-name="ce34" table:formula="of:=1+[.$B$8]/[.$B$9]" office:value-type="float" office:value="57" calcext:value-type="float">
            <text:p>57.00</text:p>
          </table:table-cell>
          <table:table-cell table:style-name="ce34" table:formula="of:=[.C4]*[.E4]" office:value-type="float" office:value="228" calcext:value-type="float">
            <text:p>228.00</text:p>
          </table:table-cell>
          <table:table-cell table:style-name="ce43" table:formula="of:=1000*[.$B$10]/[.F4]" office:value-type="float" office:value="12.719298245614" calcext:value-type="float">
            <text:p>12.7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a</text:p>
          </table:table-cell>
          <table:table-cell table:style-name="ce34" office:value-type="float" office:value="5" calcext:value-type="float">
            <text:p>5.00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 office:value-type="string" calcext:value-type="string">
            <text:p>Ri1//Ri1a</text:p>
          </table:table-cell>
          <table:table-cell table:style-name="ce34" table:formula="of:=([.$B$4]*[.$B$5])/([.$B$4]+[.$B$5])" office:value-type="float" office:value="3.33333333333333" calcext:value-type="float">
            <text:p>3.33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/>
          <table:table-cell table:number-columns-repeated="1023"/>
        </table:table-row>
        <table:table-row table:style-name="ro1">
          <table:table-cell table:style-name="ce135" office:value-type="string" calcext:value-type="string">
            <text:p>Rf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Ri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Vo(max)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ADC_Step" table:target-range-address="'Weller WT-50 Calculations'.C15:'Weller WT-50 Calculations'.C15" table:on-update-keep-styles="true" table:on-update-keep-size="false" table:orientation="column"/>
        <table:database-range table:name="Av" table:target-range-address="'Weller WT-50 Calculations'.J3:'Weller WT-50 Calculations'.J3" table:orientation="column"/>
        <table:database-range table:name="Avp" table:target-range-address="'Weller WT-50 Calculations'.K3:'Weller WT-50 Calculations'.K3" table:orientation="column"/>
        <table:database-range table:name="Avs" table:target-range-address="'Weller WT-50 Calculations'.K3:'Weller WT-50 Calculations'.K3" table:orientation="column"/>
        <table:database-range table:name="Rbias" table:target-range-address="'Weller WT-50 Calculations'.B3:'Weller WT-50 Calculations'.B3" table:orientation="column"/>
        <table:database-range table:name="Rbias_eff" table:target-range-address="'Weller WT-50 Calculations'.E3:'Weller WT-50 Calculations'.E3" table:orientation="column"/>
        <table:database-range table:name="Rfp" table:target-range-address="'Weller WT-50 Calculations'.H3:'Weller WT-50 Calculations'.H3" table:orientation="column"/>
        <table:database-range table:name="Rfs" table:target-range-address="'Weller WT-50 Calculations'.J3:'Weller WT-50 Calculations'.J3" table:orientation="column"/>
        <table:database-range table:name="Rip" table:target-range-address="'Weller WT-50 Calculations'.G3:'Weller WT-50 Calculations'.G3" table:orientation="column"/>
        <table:database-range table:name="Ris" table:target-range-address="'Weller WT-50 Calculations'.J3:'Weller WT-50 Calculations'.J3" table:orientation="column"/>
        <table:database-range table:name="Rop_amp" table:target-range-address="'Weller WT-50 Calculations'.A3:'Weller WT-50 Calculations'.A3" table:on-update-keep-styles="true" table:on-update-keep-size="false" table:orientation="column"/>
        <table:database-range table:name="Rpup" table:target-range-address="'Weller WT-50 Calculations'.I3:'Weller WT-50 Calculations'.I3" table:orientation="column"/>
        <table:database-range table:name="Rth" table:target-range-address="'Weller WT-50 Calculations'.F3:'Weller WT-50 Calculations'.F3" table:orientation="column"/>
        <table:database-range table:name="Vbias" table:target-range-address="'Weller WT-50 Calculations'.C3:'Weller WT-50 Calculations'.C3" table:orientation="column"/>
        <table:database-range table:name="Vth" table:target-range-address="'Weller WT-50 Calculations'.D3:'Weller WT-50 Calculations'.D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1:02:47.697397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8-02T21:22:06.855064806</dc:date>
    <meta:editing-duration>P1DT11H1M34S</meta:editing-duration>
    <meta:editing-cycles>42</meta:editing-cycles>
    <meta:generator>LibreOffice/6.4.7.2$Linux_X86_64 LibreOffice_project/40$Build-2</meta:generator>
    <meta:document-statistic meta:table-count="5" meta:cell-count="1880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048cm" svg:y="2.893cm" style:legend-expansion="high" chart:style-name="ch2"/>
        <chart:plot-area chart:style-name="ch3" table:cell-range-address="'Weller WT-50 Calculations'.A7:'Weller WT-50 Calculations'.A13 'Weller WT-50 Calculations'.C6:'Weller WT-50 Calculations'.C13" chart:data-source-has-labels="row" svg:x="0.204cm" svg:y="0.127cm" svg:width="6.64cm" svg:height="6.131cm">
          <chartooo:coordinate-region svg:x="1.116cm" svg:y="0.327cm" svg:width="5.541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7:'Weller WT-50 Calculations'.C13" chart:label-cell-address="'Weller WT-50 Calculations'.C6:'Weller WT-50 Calculations'.C6" chart:class="chart:scatter">
            <chart:domain table:cell-range-address="'Weller WT-50 Calculations'.A7:'Weller WT-50 Calculations'.A1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(V)</text:p>
                <draw:g>
                  <svg:desc>'Weller WT-50 Calculations'.C6:'Weller WT-50 Calculations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7:'Weller WT-50 Calculations'.A13</svg:desc>
                </draw:g>
              </table:table-cell>
              <table:table-cell office:value-type="float" office:value="0.262021276586755">
                <text:p>0.262021276586755</text:p>
                <draw:g>
                  <svg:desc>'Weller WT-50 Calculations'.C7:'Weller WT-50 Calculation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576125786771153">
                <text:p>0.576125786771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0.859483314553272">
                <text:p>0.859483314553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.46419168987821">
                <text:p>1.46419168987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1.69879978640479">
                <text:p>1.69879978640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82905312376292">
                <text:p>1.82905312376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.08937894093102">
                <text:p>2.08937894093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9:'Weller WT-50 Calculations'.B43 'Weller WT-50 Calculations'.G39:'Weller WT-50 Calculations'.G43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9:'Weller WT-50 Calculations'.B43" chart:class="chart:scatter">
            <chart:domain table:cell-range-address="'Weller WT-50 Calculations'.A39:'Weller WT-50 Calculations'.A43"/>
            <chart:data-point chart:repeated="5"/>
          </chart:series>
          <chart:series chart:style-name="ch7" chart:values-cell-range-address="'Weller WT-50 Calculations'.G39:'Weller WT-50 Calculations'.G43" chart:class="chart:scatter">
            <chart:domain table:cell-range-address="'Weller WT-50 Calculations'.F39:'Weller WT-50 Calculations'.F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9:'Weller WT-50 Calculations'.F43</svg:desc>
                </draw:g>
              </table:table-cell>
              <table:table-cell office:value-type="float" office:value="24.2421334684234">
                <text:p>24.2421334684234</text:p>
                <draw:g>
                  <svg:desc>'Weller WT-50 Calculations'.G39:'Weller WT-50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9:'Weller WT-50 Calculations'.B43 'Weller WT-50 Calculations'.B38:'Weller WT-50 Calculations'.B38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9:'Weller WT-50 Calculations'.B43" chart:label-cell-address="'Weller WT-50 Calculations'.B38:'Weller WT-50 Calculations'.B38" chart:class="chart:scatter">
            <chart:domain table:cell-range-address="'Weller WT-50 Calculations'.A39:'Weller WT-50 Calculations'.A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8:'Weller WT-50 Calculations'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TC Voltage Divider'.B5:'NTC Voltage Divider'.J5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6.12">
                <text:p>6.12</text:p>
              </table:table-cell>
              <table:table-cell office:value-type="float" office:value="3.672">
                <text:p>3.672</text:p>
              </table:table-cell>
              <table:table-cell office:value-type="float" office:value="2.2032">
                <text:p>2.2032</text:p>
              </table:table-cell>
              <table:table-cell office:value-type="float" office:value="1.32192">
                <text:p>1.32192</text:p>
              </table:table-cell>
              <table:table-cell office:value-type="float" office:value="0.793152000000001">
                <text:p>0.793152000000001</text:p>
              </table:table-cell>
              <table:table-cell office:value-type="float" office:value="0.4758912">
                <text:p>0.4758912</text:p>
              </table:table-cell>
              <table:table-cell office:value-type="float" office:value="0.28553472">
                <text:p>0.28553472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5.75384615384615">
                <text:p>5.75384615384615</text:p>
                <draw:g>
                  <svg:desc>'NTC Voltage Divider'.B9:'NTC Voltage Divider'.J9</svg:desc>
                </draw:g>
              </table:table-cell>
              <table:table-cell office:value-type="float" office:value="4.18136645962733">
                <text:p>4.18136645962733</text:p>
              </table:table-cell>
              <table:table-cell office:value-type="float" office:value="2.8728307254623">
                <text:p>2.8728307254623</text:p>
              </table:table-cell>
              <table:table-cell office:value-type="float" office:value="1.88806481770022">
                <text:p>1.88806481770022</text:p>
              </table:table-cell>
              <table:table-cell office:value-type="float" office:value="1.20158656706551">
                <text:p>1.20158656706551</text:p>
              </table:table-cell>
              <table:table-cell office:value-type="float" office:value="0.748195002812805">
                <text:p>0.748195002812805</text:p>
              </table:table-cell>
              <table:table-cell office:value-type="float" office:value="0.459331223693854">
                <text:p>0.459331223693854</text:p>
              </table:table-cell>
              <table:table-cell office:value-type="float" office:value="0.279488977060007">
                <text:p>0.279488977060007</text:p>
              </table:table-cell>
              <table:table-cell office:value-type="float" office:value="0.169125773797004">
                <text:p>0.169125773797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7:'Curve Fit - NTC_MF58,10K, B3950'.H47 'Curve Fit - NTC_MF58,10K, B3950'.A49:'Curve Fit - NTC_MF58,10K, B3950'.H51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49:'Curve Fit - NTC_MF58,10K, B3950'.H49" chart:label-cell-address="'Curve Fit - NTC_MF58,10K, B3950'.A49:'Curve Fit - NTC_MF58,10K, B3950'.A49" chart:class="chart:scatter">
            <chart:domain table:cell-range-address="'Curve Fit - NTC_MF58,10K, B3950'.B47:'Curve Fit - NTC_MF58,10K, B3950'.H47"/>
            <chart:data-point chart:repeated="7"/>
          </chart:series>
          <chart:series chart:style-name="ch8" chart:values-cell-range-address="'Curve Fit - NTC_MF58,10K, B3950'.B50:'Curve Fit - NTC_MF58,10K, B3950'.H50" chart:label-cell-address="'Curve Fit - NTC_MF58,10K, B3950'.A50:'Curve Fit - NTC_MF58,10K, B3950'.A50" chart:class="chart:scatter">
            <chart:data-point chart:repeated="7"/>
          </chart:series>
          <chart:series chart:style-name="ch9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7:'Curve Fit - NTC_MF58,10K, B3950'.H4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49:'Curve Fit - NTC_MF58,10K, B3950'.A49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49:'Curve Fit - NTC_MF58,10K, B3950'.H49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2:'Curve Fit - NTC_MF58,10K, B3950'.B30 'Curve Fit - NTC_MF58,10K, B3950'.E2:'Curve Fit - NTC_MF58,10K, B3950'.E30 'Curve Fit - NTC_MF58,10K, B3950'.N2:'Curve Fit - NTC_MF58,10K, B3950'.N30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2:'Curve Fit - NTC_MF58,10K, B3950'.E30" chart:class="chart:scatter">
            <chart:domain table:cell-range-address="'Curve Fit - NTC_MF58,10K, B3950'.B2:'Curve Fit - NTC_MF58,10K, B3950'.B30"/>
            <chart:data-point chart:repeated="29"/>
          </chart:series>
          <chart:series chart:style-name="ch6" chart:values-cell-range-address="'Curve Fit - NTC_MF58,10K, B3950'.N2:'Curve Fit - NTC_MF58,10K, B3950'.N30" chart:class="chart:scatter">
            <chart:domain table:cell-range-address="'Curve Fit - NTC_MF58,10K, B3950'.M2:'Curve Fit - NTC_MF58,10K, B3950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2:'Curve Fit - NTC_MF58,10K, B3950'.B30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2:'Curve Fit - NTC_MF58,10K, B3950'.E30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2:'Curve Fit - NTC_MF58,10K, B3950'.M30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2:'Curve Fit - NTC_MF58,10K, B395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7:'Curve Fit - NTC_MF58,10K, B3950'.B77 'Curve Fit - NTC_MF58,10K, B3950'.E67:'Curve Fit - NTC_MF58,10K, B3950'.E77 'Curve Fit - NTC_MF58,10K, B3950'.I67:'Curve Fit - NTC_MF58,10K, B3950'.I107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7:'Curve Fit - NTC_MF58,10K, B3950'.E77" chart:class="chart:scatter">
            <chart:domain table:cell-range-address="'Curve Fit - NTC_MF58,10K, B3950'.B67:'Curve Fit - NTC_MF58,10K, B3950'.B77"/>
            <chart:data-point chart:repeated="11"/>
          </chart:series>
          <chart:series chart:style-name="ch7" chart:values-cell-range-address="'Curve Fit - NTC_MF58,10K, B3950'.I67:'Curve Fit - NTC_MF58,10K, B3950'.I107" chart:class="chart:scatter">
            <chart:domain table:cell-range-address="'Curve Fit - NTC_MF58,10K, B3950'.H67:'Curve Fit - NTC_MF58,10K, B3950'.H107"/>
            <chart:data-point chart:repeated="41"/>
          </chart:series>
          <chart:series chart:style-name="ch8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series chart:style-name="ch9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7:'Curve Fit - NTC_MF58,10K, B3950'.B77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7:'Curve Fit - NTC_MF58,10K, B3950'.E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10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10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